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NTBG" style:family="table-column">
      <style:table-column-properties style:column-width="4.711cm"/>
    </style:style>
    <style:style style:name="ID0ETTBG" style:family="table-column">
      <style:table-column-properties style:column-width="8.363cm"/>
    </style:style>
    <style:style style:name="ID0EZTBG" style:family="table-column">
      <style:table-column-properties style:column-width="1.964cm"/>
    </style:style>
    <style:style style:name="ID0E6TBG" style:family="table-column">
      <style:table-column-properties style:column-width="1.989cm"/>
    </style:style>
    <style:style style:name="ID0EFUBG" style:family="table-column">
      <style:table-column-properties style:column-width="2.133cm"/>
    </style:style>
    <style:style style:name="ID0ELUBG" style:family="table-column">
      <style:table-column-properties style:column-width="1.318cm"/>
    </style:style>
    <style:style style:name="co7" style:family="table-column">
      <style:table-column-properties fo:break-before="auto" style:column-width="2.25cm"/>
    </style:style>
    <style:style style:name="ID0EL2BI" style:family="table-column">
      <style:table-column-properties style:column-width="4.711cm"/>
    </style:style>
    <style:style style:name="ID0ER2BI" style:family="table-column">
      <style:table-column-properties style:column-width="8.363cm"/>
    </style:style>
    <style:style style:name="ID0EX2BI" style:family="table-column">
      <style:table-column-properties style:column-width="1.964cm"/>
    </style:style>
    <style:style style:name="ID0E42BI" style:family="table-column">
      <style:table-column-properties style:column-width="1.989cm"/>
    </style:style>
    <style:style style:name="ID0ED3BI" style:family="table-column">
      <style:table-column-properties style:column-width="2.133cm"/>
    </style:style>
    <style:style style:name="ID0EJ3BI" style:family="table-column">
      <style:table-column-properties style:column-width="1.318cm"/>
    </style:style>
    <style:style style:name="co8" style:family="table-column">
      <style:table-column-properties fo:break-before="auto" style:column-width="2.25cm"/>
    </style:style>
    <style:style style:name="ID0EDFAK" style:family="table-column">
      <style:table-column-properties style:column-width="4.711cm"/>
    </style:style>
    <style:style style:name="ID0EJFAK" style:family="table-column">
      <style:table-column-properties style:column-width="8.363cm"/>
    </style:style>
    <style:style style:name="ID0EPFAK" style:family="table-column">
      <style:table-column-properties style:column-width="1.964cm"/>
    </style:style>
    <style:style style:name="ID0EVFAK" style:family="table-column">
      <style:table-column-properties style:column-width="1.989cm"/>
    </style:style>
    <style:style style:name="ID0E2FAK" style:family="table-column">
      <style:table-column-properties style:column-width="2.133cm"/>
    </style:style>
    <style:style style:name="ID0EBGAK" style:family="table-column">
      <style:table-column-properties style:column-width="1.318cm"/>
    </style:style>
    <style:style style:name="co9" style:family="table-column">
      <style:table-column-properties fo:break-before="auto" style:column-width="1.5cm"/>
    </style:style>
    <style:style style:name="ID0EZKCK" style:family="table-column">
      <style:table-column-properties style:column-width="4.711cm"/>
    </style:style>
    <style:style style:name="ID0EALCK" style:family="table-column">
      <style:table-column-properties style:column-width="8.363cm"/>
    </style:style>
    <style:style style:name="ID0EHLCK" style:family="table-column">
      <style:table-column-properties style:column-width="1.964cm"/>
    </style:style>
    <style:style style:name="ID0EOLCK" style:family="table-column">
      <style:table-column-properties style:column-width="1.989cm"/>
    </style:style>
    <style:style style:name="ID0EVLCK" style:family="table-column">
      <style:table-column-properties style:column-width="2.133cm"/>
    </style:style>
    <style:style style:name="ID0E3LCK" style:family="table-column">
      <style:table-column-properties style:column-width="1.318cm"/>
    </style:style>
    <style:style style:name="ID0EDMCK" style:family="table-column">
      <style:table-column-properties style:column-width="2.313cm"/>
    </style:style>
    <style:style style:name="co10" style:family="table-column">
      <style:table-column-properties fo:break-before="auto" style:column-width="1.5cm"/>
    </style:style>
    <style:style style:name="ID0ELQEK" style:family="table-column">
      <style:table-column-properties style:column-width="4.711cm"/>
    </style:style>
    <style:style style:name="ID0ESQEK" style:family="table-column">
      <style:table-column-properties style:column-width="8.363cm"/>
    </style:style>
    <style:style style:name="ID0EZQEK" style:family="table-column">
      <style:table-column-properties style:column-width="1.964cm"/>
    </style:style>
    <style:style style:name="ID0EAREK" style:family="table-column">
      <style:table-column-properties style:column-width="1.989cm"/>
    </style:style>
    <style:style style:name="ID0EHREK" style:family="table-column">
      <style:table-column-properties style:column-width="2.133cm"/>
    </style:style>
    <style:style style:name="ID0EOREK" style:family="table-column">
      <style:table-column-properties style:column-width="1.318cm"/>
    </style:style>
    <style:style style:name="ID0EVREK" style:family="table-column">
      <style:table-column-properties style:column-width="2.313cm"/>
    </style:style>
    <style:style style:name="ro6" style:family="table-row">
      <style:table-row-properties fo:break-before="auto" style:row-height="0.459cm"/>
    </style:style>
    <style:style style:name="ID0ESUBG" style:family="table-row">
      <style:table-row-properties fo:break-before="auto" style:row-height="0.422cm" style:use-optimal-row-height="false"/>
    </style:style>
    <style:style style:name="ID0EKWBG" style:family="table-row">
      <style:table-row-properties fo:break-before="auto" style:row-height="0.422cm" style:use-optimal-row-height="false"/>
    </style:style>
    <style:style style:name="ID0ELYBG" style:family="table-row">
      <style:table-row-properties fo:break-before="auto" style:row-height="0.422cm" style:use-optimal-row-height="false"/>
    </style:style>
    <style:style style:name="ID0EU1BG" style:family="table-row">
      <style:table-row-properties fo:break-before="auto" style:row-height="0.422cm" style:use-optimal-row-height="false"/>
    </style:style>
    <style:style style:name="ID0E43BG" style:family="table-row">
      <style:table-row-properties fo:break-before="auto" style:row-height="0.422cm" style:use-optimal-row-height="false"/>
    </style:style>
    <style:style style:name="ID0EG6BG" style:family="table-row">
      <style:table-row-properties fo:break-before="auto" style:row-height="0.422cm" style:use-optimal-row-height="false"/>
    </style:style>
    <style:style style:name="ID0EQBAI" style:family="table-row">
      <style:table-row-properties fo:break-before="auto" style:row-height="0.422cm" style:use-optimal-row-height="false"/>
    </style:style>
    <style:style style:name="ID0EZDAI" style:family="table-row">
      <style:table-row-properties fo:break-before="auto" style:row-height="0.422cm" style:use-optimal-row-height="false"/>
    </style:style>
    <style:style style:name="ID0ECGAI" style:family="table-row">
      <style:table-row-properties fo:break-before="auto" style:row-height="0.422cm" style:use-optimal-row-height="false"/>
    </style:style>
    <style:style style:name="ID0ELIAI" style:family="table-row">
      <style:table-row-properties fo:break-before="auto" style:row-height="0.422cm" style:use-optimal-row-height="false"/>
    </style:style>
    <style:style style:name="ID0EUKAI" style:family="table-row">
      <style:table-row-properties fo:break-before="auto" style:row-height="0.422cm" style:use-optimal-row-height="false"/>
    </style:style>
    <style:style style:name="ID0E4MAI" style:family="table-row">
      <style:table-row-properties fo:break-before="auto" style:row-height="0.422cm" style:use-optimal-row-height="false"/>
    </style:style>
    <style:style style:name="ID0EGPAI" style:family="table-row">
      <style:table-row-properties fo:break-before="auto" style:row-height="0.422cm" style:use-optimal-row-height="false"/>
    </style:style>
    <style:style style:name="ID0EPRAI" style:family="table-row">
      <style:table-row-properties fo:break-before="auto" style:row-height="0.422cm" style:use-optimal-row-height="false"/>
    </style:style>
    <style:style style:name="ID0EYTAI" style:family="table-row">
      <style:table-row-properties fo:break-before="auto" style:row-height="0.422cm" style:use-optimal-row-height="false"/>
    </style:style>
    <style:style style:name="ID0EBWAI" style:family="table-row">
      <style:table-row-properties fo:break-before="auto" style:row-height="0.422cm" style:use-optimal-row-height="false"/>
    </style:style>
    <style:style style:name="ID0EKYAI" style:family="table-row">
      <style:table-row-properties fo:break-before="auto" style:row-height="0.422cm" style:use-optimal-row-height="false"/>
    </style:style>
    <style:style style:name="ID0ET1AI" style:family="table-row">
      <style:table-row-properties fo:break-before="auto" style:row-height="0.422cm" style:use-optimal-row-height="false"/>
    </style:style>
    <style:style style:name="ID0E43AI" style:family="table-row">
      <style:table-row-properties fo:break-before="auto" style:row-height="0.422cm" style:use-optimal-row-height="false"/>
    </style:style>
    <style:style style:name="ID0EA6AI" style:family="table-row">
      <style:table-row-properties fo:break-before="auto" style:row-height="0.422cm" style:use-optimal-row-height="false"/>
    </style:style>
    <style:style style:name="ID0EDBBI" style:family="table-row">
      <style:table-row-properties fo:break-before="auto" style:row-height="0.422cm" style:use-optimal-row-height="false"/>
    </style:style>
    <style:style style:name="ID0EGDBI" style:family="table-row">
      <style:table-row-properties fo:break-before="auto" style:row-height="0.422cm" style:use-optimal-row-height="false"/>
    </style:style>
    <style:style style:name="ID0EJFBI" style:family="table-row">
      <style:table-row-properties fo:break-before="auto" style:row-height="0.422cm" style:use-optimal-row-height="false"/>
    </style:style>
    <style:style style:name="ID0EMHBI" style:family="table-row">
      <style:table-row-properties fo:break-before="auto" style:row-height="0.422cm" style:use-optimal-row-height="false"/>
    </style:style>
    <style:style style:name="ID0EPJBI" style:family="table-row">
      <style:table-row-properties fo:break-before="auto" style:row-height="0.422cm" style:use-optimal-row-height="false"/>
    </style:style>
    <style:style style:name="ID0ESLBI" style:family="table-row">
      <style:table-row-properties fo:break-before="auto" style:row-height="0.422cm" style:use-optimal-row-height="false"/>
    </style:style>
    <style:style style:name="ID0EVNBI" style:family="table-row">
      <style:table-row-properties fo:break-before="auto" style:row-height="0.422cm" style:use-optimal-row-height="false"/>
    </style:style>
    <style:style style:name="ID0ENPBI" style:family="table-row">
      <style:table-row-properties fo:break-before="auto" style:row-height="0.422cm" style:use-optimal-row-height="false"/>
    </style:style>
    <style:style style:name="ID0EFRBI" style:family="table-row">
      <style:table-row-properties fo:break-before="auto" style:row-height="0.422cm" style:use-optimal-row-height="false"/>
    </style:style>
    <style:style style:name="ID0E4SBI" style:family="table-row">
      <style:table-row-properties fo:break-before="auto" style:row-height="0.422cm" style:use-optimal-row-height="false"/>
    </style:style>
    <style:style style:name="ID0EVUBI" style:family="table-row">
      <style:table-row-properties fo:break-before="auto" style:row-height="0.422cm" style:use-optimal-row-height="false"/>
    </style:style>
    <style:style style:name="ID0ENWBI" style:family="table-row">
      <style:table-row-properties fo:break-before="auto" style:row-height="0.422cm" style:use-optimal-row-height="false"/>
    </style:style>
    <style:style style:name="ID0EFYBI" style:family="table-row">
      <style:table-row-properties fo:break-before="auto" style:row-height="0.422cm" style:use-optimal-row-height="false"/>
    </style:style>
    <style:style style:name="ro7" style:family="table-row">
      <style:table-row-properties fo:break-before="auto" style:row-height="0.459cm"/>
    </style:style>
    <style:style style:name="ID0EQ3BI" style:family="table-row">
      <style:table-row-properties fo:break-before="auto" style:row-height="0.422cm" style:use-optimal-row-height="false"/>
    </style:style>
    <style:style style:name="ID0EI5BI" style:family="table-row">
      <style:table-row-properties fo:break-before="auto" style:row-height="0.422cm" style:use-optimal-row-height="false"/>
    </style:style>
    <style:style style:name="ID0EJACI" style:family="table-row">
      <style:table-row-properties fo:break-before="auto" style:row-height="0.422cm" style:use-optimal-row-height="false"/>
    </style:style>
    <style:style style:name="ID0ESCCI" style:family="table-row">
      <style:table-row-properties fo:break-before="auto" style:row-height="0.422cm" style:use-optimal-row-height="false"/>
    </style:style>
    <style:style style:name="ID0E2ECI" style:family="table-row">
      <style:table-row-properties fo:break-before="auto" style:row-height="0.422cm" style:use-optimal-row-height="false"/>
    </style:style>
    <style:style style:name="ID0EEHCI" style:family="table-row">
      <style:table-row-properties fo:break-before="auto" style:row-height="0.422cm" style:use-optimal-row-height="false"/>
    </style:style>
    <style:style style:name="ID0ENJCI" style:family="table-row">
      <style:table-row-properties fo:break-before="auto" style:row-height="0.422cm" style:use-optimal-row-height="false"/>
    </style:style>
    <style:style style:name="ID0EXLCI" style:family="table-row">
      <style:table-row-properties fo:break-before="auto" style:row-height="0.422cm" style:use-optimal-row-height="false"/>
    </style:style>
    <style:style style:name="ID0EBOCI" style:family="table-row">
      <style:table-row-properties fo:break-before="auto" style:row-height="0.422cm" style:use-optimal-row-height="false"/>
    </style:style>
    <style:style style:name="ID0ELQCI" style:family="table-row">
      <style:table-row-properties fo:break-before="auto" style:row-height="0.422cm" style:use-optimal-row-height="false"/>
    </style:style>
    <style:style style:name="ID0EWSCI" style:family="table-row">
      <style:table-row-properties fo:break-before="auto" style:row-height="0.422cm" style:use-optimal-row-height="false"/>
    </style:style>
    <style:style style:name="ID0E6UCI" style:family="table-row">
      <style:table-row-properties fo:break-before="auto" style:row-height="0.422cm" style:use-optimal-row-height="false"/>
    </style:style>
    <style:style style:name="ID0EIXCI" style:family="table-row">
      <style:table-row-properties fo:break-before="auto" style:row-height="0.422cm" style:use-optimal-row-height="false"/>
    </style:style>
    <style:style style:name="ID0ERZCI" style:family="table-row">
      <style:table-row-properties fo:break-before="auto" style:row-height="0.422cm" style:use-optimal-row-height="false"/>
    </style:style>
    <style:style style:name="ID0E12CI" style:family="table-row">
      <style:table-row-properties fo:break-before="auto" style:row-height="0.422cm" style:use-optimal-row-height="false"/>
    </style:style>
    <style:style style:name="ID0EE5CI" style:family="table-row">
      <style:table-row-properties fo:break-before="auto" style:row-height="0.422cm" style:use-optimal-row-height="false"/>
    </style:style>
    <style:style style:name="ID0EOADI" style:family="table-row">
      <style:table-row-properties fo:break-before="auto" style:row-height="0.422cm" style:use-optimal-row-height="false"/>
    </style:style>
    <style:style style:name="ID0EYCDI" style:family="table-row">
      <style:table-row-properties fo:break-before="auto" style:row-height="0.422cm" style:use-optimal-row-height="false"/>
    </style:style>
    <style:style style:name="ID0EBFDI" style:family="table-row">
      <style:table-row-properties fo:break-before="auto" style:row-height="0.422cm" style:use-optimal-row-height="false"/>
    </style:style>
    <style:style style:name="ID0EKHDI" style:family="table-row">
      <style:table-row-properties fo:break-before="auto" style:row-height="0.422cm" style:use-optimal-row-height="false"/>
    </style:style>
    <style:style style:name="ID0ETJDI" style:family="table-row">
      <style:table-row-properties fo:break-before="auto" style:row-height="0.422cm" style:use-optimal-row-height="false"/>
    </style:style>
    <style:style style:name="ID0E3LDI" style:family="table-row">
      <style:table-row-properties fo:break-before="auto" style:row-height="0.422cm" style:use-optimal-row-height="false"/>
    </style:style>
    <style:style style:name="ID0EFODI" style:family="table-row">
      <style:table-row-properties fo:break-before="auto" style:row-height="0.422cm" style:use-optimal-row-height="false"/>
    </style:style>
    <style:style style:name="ID0EOQDI" style:family="table-row">
      <style:table-row-properties fo:break-before="auto" style:row-height="0.422cm" style:use-optimal-row-height="false"/>
    </style:style>
    <style:style style:name="ID0EYSDI" style:family="table-row">
      <style:table-row-properties fo:break-before="auto" style:row-height="0.422cm" style:use-optimal-row-height="false"/>
    </style:style>
    <style:style style:name="ID0ECVDI" style:family="table-row">
      <style:table-row-properties fo:break-before="auto" style:row-height="0.422cm" style:use-optimal-row-height="false"/>
    </style:style>
    <style:style style:name="ID0EMXDI" style:family="table-row">
      <style:table-row-properties fo:break-before="auto" style:row-height="0.422cm" style:use-optimal-row-height="false"/>
    </style:style>
    <style:style style:name="ID0EEZDI" style:family="table-row">
      <style:table-row-properties fo:break-before="auto" style:row-height="0.422cm" style:use-optimal-row-height="false"/>
    </style:style>
    <style:style style:name="ID0E31DI" style:family="table-row">
      <style:table-row-properties fo:break-before="auto" style:row-height="0.422cm" style:use-optimal-row-height="false"/>
    </style:style>
    <style:style style:name="ID0EU3DI" style:family="table-row">
      <style:table-row-properties fo:break-before="auto" style:row-height="0.422cm" style:use-optimal-row-height="false"/>
    </style:style>
    <style:style style:name="ID0EM5DI" style:family="table-row">
      <style:table-row-properties fo:break-before="auto" style:row-height="0.422cm" style:use-optimal-row-height="false"/>
    </style:style>
    <style:style style:name="ID0EFAAK" style:family="table-row">
      <style:table-row-properties fo:break-before="auto" style:row-height="0.422cm" style:use-optimal-row-height="false"/>
    </style:style>
    <style:style style:name="ID0E4BAK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IGAK" style:family="table-row">
      <style:table-row-properties fo:break-before="auto" style:row-height="0.422cm" style:use-optimal-row-height="false"/>
    </style:style>
    <style:style style:name="ID0EAIAK" style:family="table-row">
      <style:table-row-properties fo:break-before="auto" style:row-height="0.422cm" style:use-optimal-row-height="false"/>
    </style:style>
    <style:style style:name="ID0EBKAK" style:family="table-row">
      <style:table-row-properties fo:break-before="auto" style:row-height="0.422cm" style:use-optimal-row-height="false"/>
    </style:style>
    <style:style style:name="ID0EKMAK" style:family="table-row">
      <style:table-row-properties fo:break-before="auto" style:row-height="0.422cm" style:use-optimal-row-height="false"/>
    </style:style>
    <style:style style:name="ID0ETOAK" style:family="table-row">
      <style:table-row-properties fo:break-before="auto" style:row-height="0.422cm" style:use-optimal-row-height="false"/>
    </style:style>
    <style:style style:name="ID0E3QAK" style:family="table-row">
      <style:table-row-properties fo:break-before="auto" style:row-height="0.422cm" style:use-optimal-row-height="false"/>
    </style:style>
    <style:style style:name="ID0EFTAK" style:family="table-row">
      <style:table-row-properties fo:break-before="auto" style:row-height="0.422cm" style:use-optimal-row-height="false"/>
    </style:style>
    <style:style style:name="ID0EIVAK" style:family="table-row">
      <style:table-row-properties fo:break-before="auto" style:row-height="0.422cm" style:use-optimal-row-height="false"/>
    </style:style>
    <style:style style:name="ID0ELXAK" style:family="table-row">
      <style:table-row-properties fo:break-before="auto" style:row-height="0.422cm" style:use-optimal-row-height="false"/>
    </style:style>
    <style:style style:name="ID0EOZAK" style:family="table-row">
      <style:table-row-properties fo:break-before="auto" style:row-height="0.422cm" style:use-optimal-row-height="false"/>
    </style:style>
    <style:style style:name="ID0ET2AK" style:family="table-row">
      <style:table-row-properties fo:break-before="auto" style:row-height="0.422cm" style:use-optimal-row-height="false"/>
    </style:style>
    <style:style style:name="ID0EW4AK" style:family="table-row">
      <style:table-row-properties fo:break-before="auto" style:row-height="0.422cm" style:use-optimal-row-height="false"/>
    </style:style>
    <style:style style:name="ID0EZ6AK" style:family="table-row">
      <style:table-row-properties fo:break-before="auto" style:row-height="0.422cm" style:use-optimal-row-height="false"/>
    </style:style>
    <style:style style:name="ID0E3BBK" style:family="table-row">
      <style:table-row-properties fo:break-before="auto" style:row-height="0.422cm" style:use-optimal-row-height="false"/>
    </style:style>
    <style:style style:name="ID0E6DBK" style:family="table-row">
      <style:table-row-properties fo:break-before="auto" style:row-height="0.422cm" style:use-optimal-row-height="false"/>
    </style:style>
    <style:style style:name="ID0ECGBK" style:family="table-row">
      <style:table-row-properties fo:break-before="auto" style:row-height="0.422cm" style:use-optimal-row-height="false"/>
    </style:style>
    <style:style style:name="ID0EFIBK" style:family="table-row">
      <style:table-row-properties fo:break-before="auto" style:row-height="0.422cm" style:use-optimal-row-height="false"/>
    </style:style>
    <style:style style:name="ID0EIKBK" style:family="table-row">
      <style:table-row-properties fo:break-before="auto" style:row-height="0.422cm" style:use-optimal-row-height="false"/>
    </style:style>
    <style:style style:name="ID0ELMBK" style:family="table-row">
      <style:table-row-properties fo:break-before="auto" style:row-height="0.422cm" style:use-optimal-row-height="false"/>
    </style:style>
    <style:style style:name="ID0EOOBK" style:family="table-row">
      <style:table-row-properties fo:break-before="auto" style:row-height="0.422cm" style:use-optimal-row-height="false"/>
    </style:style>
    <style:style style:name="ID0ERQBK" style:family="table-row">
      <style:table-row-properties fo:break-before="auto" style:row-height="0.422cm" style:use-optimal-row-height="false"/>
    </style:style>
    <style:style style:name="ID0EUSBK" style:family="table-row">
      <style:table-row-properties fo:break-before="auto" style:row-height="0.422cm" style:use-optimal-row-height="false"/>
    </style:style>
    <style:style style:name="ID0EXUBK" style:family="table-row">
      <style:table-row-properties fo:break-before="auto" style:row-height="0.422cm" style:use-optimal-row-height="false"/>
    </style:style>
    <style:style style:name="ID0E1WBK" style:family="table-row">
      <style:table-row-properties fo:break-before="auto" style:row-height="0.422cm" style:use-optimal-row-height="false"/>
    </style:style>
    <style:style style:name="ID0E4YBK" style:family="table-row">
      <style:table-row-properties fo:break-before="auto" style:row-height="0.422cm" style:use-optimal-row-height="false"/>
    </style:style>
    <style:style style:name="ID0EA2BK" style:family="table-row">
      <style:table-row-properties fo:break-before="auto" style:row-height="0.422cm" style:use-optimal-row-height="false"/>
    </style:style>
    <style:style style:name="ID0ED4BK" style:family="table-row">
      <style:table-row-properties fo:break-before="auto" style:row-height="0.422cm" style:use-optimal-row-height="false"/>
    </style:style>
    <style:style style:name="ID0E25BK" style:family="table-row">
      <style:table-row-properties fo:break-before="auto" style:row-height="0.422cm" style:use-optimal-row-height="false"/>
    </style:style>
    <style:style style:name="ID0ETACK" style:family="table-row">
      <style:table-row-properties fo:break-before="auto" style:row-height="0.422cm" style:use-optimal-row-height="false"/>
    </style:style>
    <style:style style:name="ID0ELCCK" style:family="table-row">
      <style:table-row-properties fo:break-before="auto" style:row-height="0.422cm" style:use-optimal-row-height="false"/>
    </style:style>
    <style:style style:name="ID0EDECK" style:family="table-row">
      <style:table-row-properties fo:break-before="auto" style:row-height="0.422cm" style:use-optimal-row-height="false"/>
    </style:style>
    <style:style style:name="ID0E2FCK" style:family="table-row">
      <style:table-row-properties fo:break-before="auto" style:row-height="0.422cm" style:use-optimal-row-height="false"/>
    </style:style>
    <style:style style:name="ID0ETHCK" style:family="table-row">
      <style:table-row-properties fo:break-before="auto" style:row-height="0.422cm" style:use-optimal-row-height="false"/>
    </style:style>
    <style:style style:name="ro9" style:family="table-row">
      <style:table-row-properties fo:break-before="auto" style:row-height="0.459cm"/>
    </style:style>
    <style:style style:name="ID0EKMCK" style:family="table-row">
      <style:table-row-properties fo:break-before="auto" style:row-height="0.422cm" style:use-optimal-row-height="false"/>
    </style:style>
    <style:style style:name="ID0ECOCK" style:family="table-row">
      <style:table-row-properties fo:break-before="auto" style:row-height="0.422cm" style:use-optimal-row-height="false"/>
    </style:style>
    <style:style style:name="ID0EDQCK" style:family="table-row">
      <style:table-row-properties fo:break-before="auto" style:row-height="0.422cm" style:use-optimal-row-height="false"/>
    </style:style>
    <style:style style:name="ID0EJSCK" style:family="table-row">
      <style:table-row-properties fo:break-before="auto" style:row-height="0.422cm" style:use-optimal-row-height="false"/>
    </style:style>
    <style:style style:name="ID0EPUCK" style:family="table-row">
      <style:table-row-properties fo:break-before="auto" style:row-height="0.422cm" style:use-optimal-row-height="false"/>
    </style:style>
    <style:style style:name="ID0EVWCK" style:family="table-row">
      <style:table-row-properties fo:break-before="auto" style:row-height="0.422cm" style:use-optimal-row-height="false"/>
    </style:style>
    <style:style style:name="ID0EYYCK" style:family="table-row">
      <style:table-row-properties fo:break-before="auto" style:row-height="0.422cm" style:use-optimal-row-height="false"/>
    </style:style>
    <style:style style:name="ID0E21CK" style:family="table-row">
      <style:table-row-properties fo:break-before="auto" style:row-height="0.422cm" style:use-optimal-row-height="false"/>
    </style:style>
    <style:style style:name="ID0E53CK" style:family="table-row">
      <style:table-row-properties fo:break-before="auto" style:row-height="0.422cm" style:use-optimal-row-height="false"/>
    </style:style>
    <style:style style:name="ID0EB6CK" style:family="table-row">
      <style:table-row-properties fo:break-before="auto" style:row-height="0.422cm" style:use-optimal-row-height="false"/>
    </style:style>
    <style:style style:name="ID0EEBDK" style:family="table-row">
      <style:table-row-properties fo:break-before="auto" style:row-height="0.422cm" style:use-optimal-row-height="false"/>
    </style:style>
    <style:style style:name="ID0EHDDK" style:family="table-row">
      <style:table-row-properties fo:break-before="auto" style:row-height="0.422cm" style:use-optimal-row-height="false"/>
    </style:style>
    <style:style style:name="ID0EKFDK" style:family="table-row">
      <style:table-row-properties fo:break-before="auto" style:row-height="0.422cm" style:use-optimal-row-height="false"/>
    </style:style>
    <style:style style:name="ID0ENHDK" style:family="table-row">
      <style:table-row-properties fo:break-before="auto" style:row-height="0.422cm" style:use-optimal-row-height="false"/>
    </style:style>
    <style:style style:name="ID0EQJDK" style:family="table-row">
      <style:table-row-properties fo:break-before="auto" style:row-height="0.422cm" style:use-optimal-row-height="false"/>
    </style:style>
    <style:style style:name="ID0ETLDK" style:family="table-row">
      <style:table-row-properties fo:break-before="auto" style:row-height="0.422cm" style:use-optimal-row-height="false"/>
    </style:style>
    <style:style style:name="ID0EWNDK" style:family="table-row">
      <style:table-row-properties fo:break-before="auto" style:row-height="0.422cm" style:use-optimal-row-height="false"/>
    </style:style>
    <style:style style:name="ID0EZPDK" style:family="table-row">
      <style:table-row-properties fo:break-before="auto" style:row-height="0.422cm" style:use-optimal-row-height="false"/>
    </style:style>
    <style:style style:name="ID0E3RDK" style:family="table-row">
      <style:table-row-properties fo:break-before="auto" style:row-height="0.422cm" style:use-optimal-row-height="false"/>
    </style:style>
    <style:style style:name="ID0E6TDK" style:family="table-row">
      <style:table-row-properties fo:break-before="auto" style:row-height="0.422cm" style:use-optimal-row-height="false"/>
    </style:style>
    <style:style style:name="ID0ECWDK" style:family="table-row">
      <style:table-row-properties fo:break-before="auto" style:row-height="0.422cm" style:use-optimal-row-height="false"/>
    </style:style>
    <style:style style:name="ID0EFYDK" style:family="table-row">
      <style:table-row-properties fo:break-before="auto" style:row-height="0.422cm" style:use-optimal-row-height="false"/>
    </style:style>
    <style:style style:name="ID0EI1DK" style:family="table-row">
      <style:table-row-properties fo:break-before="auto" style:row-height="0.422cm" style:use-optimal-row-height="false"/>
    </style:style>
    <style:style style:name="ID0EL3DK" style:family="table-row">
      <style:table-row-properties fo:break-before="auto" style:row-height="0.422cm" style:use-optimal-row-height="false"/>
    </style:style>
    <style:style style:name="ID0EO5DK" style:family="table-row">
      <style:table-row-properties fo:break-before="auto" style:row-height="0.422cm" style:use-optimal-row-height="false"/>
    </style:style>
    <style:style style:name="ID0ERAEK" style:family="table-row">
      <style:table-row-properties fo:break-before="auto" style:row-height="0.422cm" style:use-optimal-row-height="false"/>
    </style:style>
    <style:style style:name="ID0EUCEK" style:family="table-row">
      <style:table-row-properties fo:break-before="auto" style:row-height="0.422cm" style:use-optimal-row-height="false"/>
    </style:style>
    <style:style style:name="ID0EMEEK" style:family="table-row">
      <style:table-row-properties fo:break-before="auto" style:row-height="0.422cm" style:use-optimal-row-height="false"/>
    </style:style>
    <style:style style:name="ID0EEGEK" style:family="table-row">
      <style:table-row-properties fo:break-before="auto" style:row-height="0.422cm" style:use-optimal-row-height="false"/>
    </style:style>
    <style:style style:name="ID0E3HEK" style:family="table-row">
      <style:table-row-properties fo:break-before="auto" style:row-height="0.422cm" style:use-optimal-row-height="false"/>
    </style:style>
    <style:style style:name="ID0EUJEK" style:family="table-row">
      <style:table-row-properties fo:break-before="auto" style:row-height="0.422cm" style:use-optimal-row-height="false"/>
    </style:style>
    <style:style style:name="ID0EMLEK" style:family="table-row">
      <style:table-row-properties fo:break-before="auto" style:row-height="0.422cm" style:use-optimal-row-height="false"/>
    </style:style>
    <style:style style:name="ID0EENEK" style:family="table-row">
      <style:table-row-properties fo:break-before="auto" style:row-height="0.422cm" style:use-optimal-row-height="false"/>
    </style:style>
    <style:style style:name="ro10" style:family="table-row">
      <style:table-row-properties fo:break-before="auto" style:row-height="0.459cm"/>
    </style:style>
    <style:style style:name="ID0E3REK" style:family="table-row">
      <style:table-row-properties fo:break-before="auto" style:row-height="0.422cm" style:use-optimal-row-height="false"/>
    </style:style>
    <style:style style:name="ID0EUTEK" style:family="table-row">
      <style:table-row-properties fo:break-before="auto" style:row-height="0.422cm" style:use-optimal-row-height="false"/>
    </style:style>
    <style:style style:name="ID0EVVEK" style:family="table-row">
      <style:table-row-properties fo:break-before="auto" style:row-height="0.422cm" style:use-optimal-row-height="false"/>
    </style:style>
    <style:style style:name="ID0E1XEK" style:family="table-row">
      <style:table-row-properties fo:break-before="auto" style:row-height="0.422cm" style:use-optimal-row-height="false"/>
    </style:style>
    <style:style style:name="ID0E6ZEK" style:family="table-row">
      <style:table-row-properties fo:break-before="auto" style:row-height="0.422cm" style:use-optimal-row-height="false"/>
    </style:style>
    <style:style style:name="ID0EW2EK" style:family="table-row">
      <style:table-row-properties fo:break-before="auto" style:row-height="0.422cm" style:use-optimal-row-height="false"/>
    </style:style>
    <style:style style:name="ID0EZ4EK" style:family="table-row">
      <style:table-row-properties fo:break-before="auto" style:row-height="0.422cm" style:use-optimal-row-height="false"/>
    </style:style>
    <style:style style:name="ID0E36EK" style:family="table-row">
      <style:table-row-properties fo:break-before="auto" style:row-height="0.422cm" style:use-optimal-row-height="false"/>
    </style:style>
    <style:style style:name="ID0E6BFK" style:family="table-row">
      <style:table-row-properties fo:break-before="auto" style:row-height="0.422cm" style:use-optimal-row-height="false"/>
    </style:style>
    <style:style style:name="ID0ECEFK" style:family="table-row">
      <style:table-row-properties fo:break-before="auto" style:row-height="0.422cm" style:use-optimal-row-height="false"/>
    </style:style>
    <style:style style:name="ID0EFGFK" style:family="table-row">
      <style:table-row-properties fo:break-before="auto" style:row-height="0.422cm" style:use-optimal-row-height="false"/>
    </style:style>
    <style:style style:name="ID0EIIFK" style:family="table-row">
      <style:table-row-properties fo:break-before="auto" style:row-height="0.422cm" style:use-optimal-row-height="false"/>
    </style:style>
    <style:style style:name="ID0ELKFK" style:family="table-row">
      <style:table-row-properties fo:break-before="auto" style:row-height="0.422cm" style:use-optimal-row-height="false"/>
    </style:style>
    <style:style style:name="ID0EOMFK" style:family="table-row">
      <style:table-row-properties fo:break-before="auto" style:row-height="0.422cm" style:use-optimal-row-height="false"/>
    </style:style>
    <style:style style:name="ID0EROFK" style:family="table-row">
      <style:table-row-properties fo:break-before="auto" style:row-height="0.422cm" style:use-optimal-row-height="false"/>
    </style:style>
    <style:style style:name="ID0EUQFK" style:family="table-row">
      <style:table-row-properties fo:break-before="auto" style:row-height="0.422cm" style:use-optimal-row-height="false"/>
    </style:style>
    <style:style style:name="ID0EXSFK" style:family="table-row">
      <style:table-row-properties fo:break-before="auto" style:row-height="0.422cm" style:use-optimal-row-height="false"/>
    </style:style>
    <style:style style:name="ID0E1UFK" style:family="table-row">
      <style:table-row-properties fo:break-before="auto" style:row-height="0.422cm" style:use-optimal-row-height="false"/>
    </style:style>
    <style:style style:name="ID0E4WFK" style:family="table-row">
      <style:table-row-properties fo:break-before="auto" style:row-height="0.422cm" style:use-optimal-row-height="false"/>
    </style:style>
    <style:style style:name="ID0EAZFK" style:family="table-row">
      <style:table-row-properties fo:break-before="auto" style:row-height="0.422cm" style:use-optimal-row-height="false"/>
    </style:style>
    <style:style style:name="ID0ED2FK" style:family="table-row">
      <style:table-row-properties fo:break-before="auto" style:row-height="0.422cm" style:use-optimal-row-height="false"/>
    </style:style>
    <style:style style:name="ID0EG4FK" style:family="table-row">
      <style:table-row-properties fo:break-before="auto" style:row-height="0.422cm" style:use-optimal-row-height="false"/>
    </style:style>
    <style:style style:name="ID0EJ6FK" style:family="table-row">
      <style:table-row-properties fo:break-before="auto" style:row-height="0.422cm" style:use-optimal-row-height="false"/>
    </style:style>
    <style:style style:name="ID0EMBGK" style:family="table-row">
      <style:table-row-properties fo:break-before="auto" style:row-height="0.422cm" style:use-optimal-row-height="false"/>
    </style:style>
    <style:style style:name="ID0EPDGK" style:family="table-row">
      <style:table-row-properties fo:break-before="auto" style:row-height="0.422cm" style:use-optimal-row-height="false"/>
    </style:style>
    <style:style style:name="ID0ESFGK" style:family="table-row">
      <style:table-row-properties fo:break-before="auto" style:row-height="0.422cm" style:use-optimal-row-height="false"/>
    </style:style>
    <style:style style:name="ID0EVHGK" style:family="table-row">
      <style:table-row-properties fo:break-before="auto" style:row-height="0.422cm" style:use-optimal-row-height="false"/>
    </style:style>
    <style:style style:name="ID0ENJGK" style:family="table-row">
      <style:table-row-properties fo:break-before="auto" style:row-height="0.422cm" style:use-optimal-row-height="false"/>
    </style:style>
    <style:style style:name="ID0EFLGK" style:family="table-row">
      <style:table-row-properties fo:break-before="auto" style:row-height="0.422cm" style:use-optimal-row-height="false"/>
    </style:style>
    <style:style style:name="ID0E4MGK" style:family="table-row">
      <style:table-row-properties fo:break-before="auto" style:row-height="0.422cm" style:use-optimal-row-height="false"/>
    </style:style>
    <style:style style:name="ID0EVOGK" style:family="table-row">
      <style:table-row-properties fo:break-before="auto" style:row-height="0.422cm" style:use-optimal-row-height="false"/>
    </style:style>
    <style:style style:name="ID0ENQGK" style:family="table-row">
      <style:table-row-properties fo:break-before="auto" style:row-height="0.422cm" style:use-optimal-row-height="false"/>
    </style:style>
    <style:style style:name="ID0EFSGK" style:family="table-row">
      <style:table-row-properties fo:break-before="auto" style:row-height="0.422cm" style:use-optimal-row-height="false"/>
    </style:style>
    <style:style style:name="ID0EB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A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4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KB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W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1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1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1AE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J2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VGK" style:family="table" style:master-page-name="Default">
      <style:table-properties/>
    </style:style>
    <style:style style:name="ID0EYVGK" style:family="table" style:master-page-name="Default">
      <style:table-properties/>
    </style:style>
    <style:style style:name="ID0E4VGK" style:family="table" style:master-page-name="Default">
      <style:table-properties/>
    </style:style>
    <style:style style:name="ID0ECWGK" style:family="table" style:master-page-name="Default">
      <style:table-properties/>
    </style:style>
    <style:style style:name="ID0EHWGK" style:family="table" style:master-page-name="Default">
      <style:table-properties/>
    </style:style>
    <style:style style:name="ID0EC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L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4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H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V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6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X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B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M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1B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EC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NC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W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AF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TVGK">
        <table:table-column table:style-name="ID0ENTBG" table:default-cell-style-name="ID0EBPAC"/>
        <table:table-column table:style-name="ID0ETTBG" table:default-cell-style-name="ID0EBPAC"/>
        <table:table-column table:style-name="ID0EZTBG" table:default-cell-style-name="ID0EBPAC"/>
        <table:table-column table:style-name="ID0E6TBG" table:number-columns-repeated="2" table:default-cell-style-name="ID0EBPAC"/>
        <table:table-column table:style-name="ID0EFUBG" table:number-columns-repeated="4" table:default-cell-style-name="ID0EBPAC"/>
        <table:table-column table:style-name="ID0ELUBG" table:number-columns-repeated="247" table:default-cell-style-name="ID0EBPAC"/>
        <table:table-row xmlns:xdr="http://schemas.openxmlformats.org/drawingml/2006/spreadsheetDrawing" table:style-name="ID0ESUBG">
          <table:table-cell table:style-name="ID0EEAAE" office:value-type="string">
            <text:p>class name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field definitions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KWBG">
          <table:table-cell table:style-name="ID0EEAAE" office:value-type="string">
            <text:p>Account</text:p>
          </table:table-cell>
          <table:table-cell table:style-name="ID0EEAAE"/>
          <table:table-cell table:style-name="ID0EEAAE"/>
          <table:table-cell table:style-name="ID0EEAAE" office:value-type="string">
            <text:p>type</text:p>
          </table:table-cell>
          <table:table-cell table:style-name="ID0EEAAE"/>
          <table:table-cell table:style-name="ID0EEAAE" office:value-type="string">
            <text:p>comment part</text:p>
          </table:table-cell>
          <table:table-cell table:style-name="ID0EEAAE" office:value-type="string">
            <text:p>json annotation</text:p>
          </table:table-cell>
          <table:table-cell table:style-name="ID0EEAAE" office:value-type="string">
            <text:p>variable part</text:p>
          </table:table-cell>
          <table:table-cell table:style-name="ID0EKBAE" office:value-type="string">
            <text:p>COMBINED</text:p>
          </table:table-cell>
          <table:table-cell table:style-name="ID0EEAAE"/>
          <table:table-cell table:style-name="ID0EEAAE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LYBG">
          <table:table-cell table:style-name="ID0EQAAE" office:value-type="string">
            <text:p>id</text:p>
          </table:table-cell>
          <table:table-cell table:style-name="ID0EQAAE" office:value-type="string">
            <text:p>The ID of the account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EAAE" table:formula="oooc:=IF([.C3]=&quot;no&quot;;&quot;&quot;;&quot;@JsonKey(includeIfNull: false)&quot;)" office:value-type="string">
            <text:p/>
          </table:table-cell>
          <table:table-cell table:style-name="ID0EL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WBAE" table:formula="oooc:=CONCATENATE([.F3];CHAR(10);IF([.G3]=&quot;&quot;;&quot;&quot;;CONCATENATE([.G3];CHAR(10)));[.H3])" office:value-type="string">
            <text:p>/// (required) The ID of the account
final String id;</text:p>
          </table:table-cell>
          <table:table-cell table:style-name="ID0EEAAE"/>
          <table:table-cell table:style-name="ID0EEAAE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U1BG">
          <table:table-cell table:style-name="ID0EQAAE" office:value-type="string">
            <text:p>username</text:p>
          </table:table-cell>
          <table:table-cell table:style-name="ID0EQAAE" office:value-type="string">
            <text:p>The username of the account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EAAE" table:formula="oooc:=IF([.C4]=&quot;no&quot;;&quot;&quot;;&quot;@JsonKey(includeIfNull: false)&quot;)" office:value-type="string">
            <text:p/>
          </table:table-cell>
          <table:table-cell table:style-name="ID0EL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DC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EAAE"/>
          <table:table-cell table:style-name="ID0EEAAE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43BG">
          <table:table-cell table:style-name="ID0EQAAE" office:value-type="string">
            <text:p>acct</text:p>
          </table:table-cell>
          <table:table-cell table:style-name="ID0EQAAE" office:value-type="string">
            <text:p>Equals username for local users, includes @domain for remote ones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EAAE" table:formula="oooc:=IF([.C5]=&quot;no&quot;;&quot;&quot;;&quot;@JsonKey(includeIfNull: false)&quot;)" office:value-type="string">
            <text:p/>
          </table:table-cell>
          <table:table-cell table:style-name="ID0EL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QCAE" table:formula="oooc:=CONCATENATE([.F5];CHAR(10);IF([.G5]=&quot;&quot;;&quot;&quot;;CONCATENATE([.G5];CHAR(10)));[.H5])" office:value-type="string">
            <text:p>/// (required) Equals username for local users, includes @domain for remote ones
final String acct;</text:p>
          </table:table-cell>
          <table:table-cell table:style-name="ID0EEAAE"/>
          <table:table-cell table:style-name="ID0EEAAE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G6BG">
          <table:table-cell table:style-name="ID0EQAAE" office:value-type="string">
            <text:p>display_name</text:p>
          </table:table-cell>
          <table:table-cell table:style-name="ID0EQAAE" office:value-type="string">
            <text:p>The account's display name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EAAE" table:formula="oooc:=IF([.C6]=&quot;no&quot;;&quot;&quot;;&quot;@JsonKey(includeIfNull: false)&quot;)" office:value-type="string">
            <text:p/>
          </table:table-cell>
          <table:table-cell table:style-name="ID0ELPAC" table:formula="oooc:=CONCATENATE(IF([.C6]=&quot;no&quot;;&quot;final&quot;;&quot;     &quot;);&quot; &quot;;[.D6];&quot; &quot;;[.A6];&quot;;&quot;)" office:value-type="string">
            <text:p>final String display_name;</text:p>
          </table:table-cell>
          <table:table-cell table:style-name="ID0E4CAE" table:formula="oooc:=CONCATENATE([.F6];CHAR(10);IF([.G6]=&quot;&quot;;&quot;&quot;;CONCATENATE([.G6];CHAR(10)));[.H6])" office:value-type="string">
            <text:p>/// (required) The account's display name
final String display_name;</text:p>
          </table:table-cell>
          <table:table-cell table:style-name="ID0EEAAE"/>
          <table:table-cell table:style-name="ID0EEAAE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QBAI">
          <table:table-cell table:style-name="ID0EQAAE" office:value-type="string">
            <text:p>locked</text:p>
          </table:table-cell>
          <table:table-cell table:style-name="ID0EQAAE" office:value-type="string">
            <text:p>Boolean for when the account cannot be followed without waiting for approval first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EAAE" table:formula="oooc:=IF([.C7]=&quot;no&quot;;&quot;&quot;;&quot;@JsonKey(includeIfNull: false)&quot;)" office:value-type="string">
            <text:p/>
          </table:table-cell>
          <table:table-cell table:style-name="ID0ELPAC" table:formula="oooc:=CONCATENATE(IF([.C7]=&quot;no&quot;;&quot;final&quot;;&quot;     &quot;);&quot; &quot;;[.D7];&quot; &quot;;[.A7];&quot;;&quot;)" office:value-type="string">
            <text:p>final bool locked;</text:p>
          </table:table-cell>
          <table:table-cell table:style-name="ID0EKDAE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;</text:p>
          </table:table-cell>
          <table:table-cell table:style-name="ID0EEAAE"/>
          <table:table-cell table:style-name="ID0EEAAE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ZDAI">
          <table:table-cell table:style-name="ID0EQAAE" office:value-type="string">
            <text:p>created_at</text:p>
          </table:table-cell>
          <table:table-cell table:style-name="ID0EQAAE" office:value-type="string">
            <text:p>The time the account was created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DateTime</text:p>
          </table:table-cell>
          <table:table-cell table:style-name="ID0E4AAE"/>
          <table:table-cell table:style-name="ID0EEAAE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EAAE" table:formula="oooc:=IF([.C8]=&quot;no&quot;;&quot;&quot;;&quot;@JsonKey(includeIfNull: false)&quot;)" office:value-type="string">
            <text:p/>
          </table:table-cell>
          <table:table-cell table:style-name="ID0ELPAC" table:formula="oooc:=CONCATENATE(IF([.C8]=&quot;no&quot;;&quot;final&quot;;&quot;     &quot;);&quot; &quot;;[.D8];&quot; &quot;;[.A8];&quot;;&quot;)" office:value-type="string">
            <text:p>final DateTime created_at;</text:p>
          </table:table-cell>
          <table:table-cell table:style-name="ID0EXDAE" table:formula="oooc:=CONCATENATE([.F8];CHAR(10);IF([.G8]=&quot;&quot;;&quot;&quot;;CONCATENATE([.G8];CHAR(10)));[.H8])" office:value-type="string">
            <text:p>/// (required) The time the account was created
final DateTime created_at;</text:p>
          </table:table-cell>
          <table:table-cell table:style-name="ID0EEAAE"/>
          <table:table-cell table:style-name="ID0EEAAE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CGAI">
          <table:table-cell table:style-name="ID0EQAAE" office:value-type="string">
            <text:p>followers_count</text:p>
          </table:table-cell>
          <table:table-cell table:style-name="ID0EQAAE" office:value-type="string">
            <text:p>The number of followers for the account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int</text:p>
          </table:table-cell>
          <table:table-cell table:style-name="ID0E4AAE"/>
          <table:table-cell table:style-name="ID0EEAAE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EAAE" table:formula="oooc:=IF([.C9]=&quot;no&quot;;&quot;&quot;;&quot;@JsonKey(includeIfNull: false)&quot;)" office:value-type="string">
            <text:p/>
          </table:table-cell>
          <table:table-cell table:style-name="ID0ELPAC" table:formula="oooc:=CONCATENATE(IF([.C9]=&quot;no&quot;;&quot;final&quot;;&quot;     &quot;);&quot; &quot;;[.D9];&quot; &quot;;[.A9];&quot;;&quot;)" office:value-type="string">
            <text:p>final int followers_count;</text:p>
          </table:table-cell>
          <table:table-cell table:style-name="ID0EEEAE" table:formula="oooc:=CONCATENATE([.F9];CHAR(10);IF([.G9]=&quot;&quot;;&quot;&quot;;CONCATENATE([.G9];CHAR(10)));[.H9])" office:value-type="string">
            <text:p>/// (required) The number of followers for the account
final int followers_count;</text:p>
          </table:table-cell>
          <table:table-cell table:style-name="ID0EEAAE"/>
          <table:table-cell table:style-name="ID0EEAAE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LIAI">
          <table:table-cell table:style-name="ID0EQAAE" office:value-type="string">
            <text:p>following_count</text:p>
          </table:table-cell>
          <table:table-cell table:style-name="ID0EQAAE" office:value-type="string">
            <text:p>The number of accounts the given account is following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int</text:p>
          </table:table-cell>
          <table:table-cell table:style-name="ID0E4AAE"/>
          <table:table-cell table:style-name="ID0EEAAE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EAAE" table:formula="oooc:=IF([.C10]=&quot;no&quot;;&quot;&quot;;&quot;@JsonKey(includeIfNull: false)&quot;)" office:value-type="string">
            <text:p/>
          </table:table-cell>
          <table:table-cell table:style-name="ID0ELPAC" table:formula="oooc:=CONCATENATE(IF([.C10]=&quot;no&quot;;&quot;final&quot;;&quot;     &quot;);&quot; &quot;;[.D10];&quot; &quot;;[.A10];&quot;;&quot;)" office:value-type="string">
            <text:p>final int following_count;</text:p>
          </table:table-cell>
          <table:table-cell table:style-name="ID0EREAE" table:formula="oooc:=CONCATENATE([.F10];CHAR(10);IF([.G10]=&quot;&quot;;&quot;&quot;;CONCATENATE([.G10];CHAR(10)));[.H10])" office:value-type="string">
            <text:p>/// (required) The number of accounts the given account is following
final int following_count;</text:p>
          </table:table-cell>
          <table:table-cell table:style-name="ID0EEAAE"/>
          <table:table-cell table:style-name="ID0EEAAE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UKAI">
          <table:table-cell table:style-name="ID0EQAAE" office:value-type="string">
            <text:p>statuses_count</text:p>
          </table:table-cell>
          <table:table-cell table:style-name="ID0EQAAE" office:value-type="string">
            <text:p>The number of statuses the account has made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int</text:p>
          </table:table-cell>
          <table:table-cell table:style-name="ID0E4AAE"/>
          <table:table-cell table:style-name="ID0EEAAE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EAAE" table:formula="oooc:=IF([.C11]=&quot;no&quot;;&quot;&quot;;&quot;@JsonKey(includeIfNull: false)&quot;)" office:value-type="string">
            <text:p/>
          </table:table-cell>
          <table:table-cell table:style-name="ID0ELPAC" table:formula="oooc:=CONCATENATE(IF([.C11]=&quot;no&quot;;&quot;final&quot;;&quot;     &quot;);&quot; &quot;;[.D11];&quot; &quot;;[.A11];&quot;;&quot;)" office:value-type="string">
            <text:p>final int statuses_count;</text:p>
          </table:table-cell>
          <table:table-cell table:style-name="ID0E5EAE" table:formula="oooc:=CONCATENATE([.F11];CHAR(10);IF([.G11]=&quot;&quot;;&quot;&quot;;CONCATENATE([.G11];CHAR(10)));[.H11])" office:value-type="string">
            <text:p>/// (required) The number of statuses the account has made
final int statuses_count;</text:p>
          </table:table-cell>
          <table:table-cell table:style-name="ID0EEAAE"/>
          <table:table-cell table:style-name="ID0EEAAE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4MAI">
          <table:table-cell table:style-name="ID0EQAAE" office:value-type="string">
            <text:p>note</text:p>
          </table:table-cell>
          <table:table-cell table:style-name="ID0EQAAE" office:value-type="string">
            <text:p>Biography of user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Document</text:p>
          </table:table-cell>
          <table:table-cell table:style-name="ID0E4AAE"/>
          <table:table-cell table:style-name="ID0EEAAE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EAAE" table:formula="oooc:=IF([.C12]=&quot;no&quot;;&quot;&quot;;&quot;@JsonKey(includeIfNull: false)&quot;)" office:value-type="string">
            <text:p/>
          </table:table-cell>
          <table:table-cell table:style-name="ID0ELPAC" table:formula="oooc:=CONCATENATE(IF([.C12]=&quot;no&quot;;&quot;final&quot;;&quot;     &quot;);&quot; &quot;;[.D12];&quot; &quot;;[.A12];&quot;;&quot;)" office:value-type="string">
            <text:p>final Document note;</text:p>
          </table:table-cell>
          <table:table-cell table:style-name="ID0ELFAE" table:formula="oooc:=CONCATENATE([.F12];CHAR(10);IF([.G12]=&quot;&quot;;&quot;&quot;;CONCATENATE([.G12];CHAR(10)));[.H12])" office:value-type="string">
            <text:p>/// (required) Biography of user
final Document note;</text:p>
          </table:table-cell>
          <table:table-cell table:style-name="ID0EEAAE"/>
          <table:table-cell table:style-name="ID0EEAAE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GPAI">
          <table:table-cell table:style-name="ID0EQAAE" office:value-type="string">
            <text:p>url</text:p>
          </table:table-cell>
          <table:table-cell table:style-name="ID0EQAAE" office:value-type="string">
            <text:p>URL of the user's profile page (can be remote)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EAAE" table:formula="oooc:=IF([.C13]=&quot;no&quot;;&quot;&quot;;&quot;@JsonKey(includeIfNull: false)&quot;)" office:value-type="string">
            <text:p/>
          </table:table-cell>
          <table:table-cell table:style-name="ID0ELPAC" table:formula="oooc:=CONCATENATE(IF([.C13]=&quot;no&quot;;&quot;final&quot;;&quot;     &quot;);&quot; &quot;;[.D13];&quot; &quot;;[.A13];&quot;;&quot;)" office:value-type="string">
            <text:p>final String url;</text:p>
          </table:table-cell>
          <table:table-cell table:style-name="ID0EYFAE" table:formula="oooc:=CONCATENATE([.F13];CHAR(10);IF([.G13]=&quot;&quot;;&quot;&quot;;CONCATENATE([.G13];CHAR(10)));[.H13])" office:value-type="string">
            <text:p>/// (required) URL of the user's profile page (can be remote)
final String url;</text:p>
          </table:table-cell>
          <table:table-cell table:style-name="ID0EEAAE"/>
          <table:table-cell table:style-name="ID0EEAAE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PRAI">
          <table:table-cell table:style-name="ID0EQAAE" office:value-type="string">
            <text:p>avatar</text:p>
          </table:table-cell>
          <table:table-cell table:style-name="ID0EQAAE" office:value-type="string">
            <text:p>URL to the avatar image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EAAE" table:formula="oooc:=IF([.C14]=&quot;no&quot;;&quot;&quot;;&quot;@JsonKey(includeIfNull: false)&quot;)" office:value-type="string">
            <text:p/>
          </table:table-cell>
          <table:table-cell table:style-name="ID0ELPAC" table:formula="oooc:=CONCATENATE(IF([.C14]=&quot;no&quot;;&quot;final&quot;;&quot;     &quot;);&quot; &quot;;[.D14];&quot; &quot;;[.A14];&quot;;&quot;)" office:value-type="string">
            <text:p>final Uri avatar;</text:p>
          </table:table-cell>
          <table:table-cell table:style-name="ID0EFGAE" table:formula="oooc:=CONCATENATE([.F14];CHAR(10);IF([.G14]=&quot;&quot;;&quot;&quot;;CONCATENATE([.G14];CHAR(10)));[.H14])" office:value-type="string">
            <text:p>/// (required) URL to the avatar image
final Uri avatar;</text:p>
          </table:table-cell>
          <table:table-cell table:style-name="ID0EEAAE"/>
          <table:table-cell table:style-name="ID0EEAAE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YTAI">
          <table:table-cell table:style-name="ID0EQAAE" office:value-type="string">
            <text:p>avatar_static</text:p>
          </table:table-cell>
          <table:table-cell table:style-name="ID0EQAAE" office:value-type="string">
            <text:p>URL to the avatar static image (gif)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EAAE" table:formula="oooc:=IF([.C15]=&quot;no&quot;;&quot;&quot;;&quot;@JsonKey(includeIfNull: false)&quot;)" office:value-type="string">
            <text:p/>
          </table:table-cell>
          <table:table-cell table:style-name="ID0ELPAC" table:formula="oooc:=CONCATENATE(IF([.C15]=&quot;no&quot;;&quot;final&quot;;&quot;     &quot;);&quot; &quot;;[.D15];&quot; &quot;;[.A15];&quot;;&quot;)" office:value-type="string">
            <text:p>final Uri avatar_static;</text:p>
          </table:table-cell>
          <table:table-cell table:style-name="ID0ESGAE" table:formula="oooc:=CONCATENATE([.F15];CHAR(10);IF([.G15]=&quot;&quot;;&quot;&quot;;CONCATENATE([.G15];CHAR(10)));[.H15])" office:value-type="string">
            <text:p>/// (required) URL to the avatar static image (gif)
final Uri avatar_static;</text:p>
          </table:table-cell>
          <table:table-cell table:style-name="ID0EEAAE"/>
          <table:table-cell table:style-name="ID0EEAAE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BWAI">
          <table:table-cell table:style-name="ID0EQAAE" office:value-type="string">
            <text:p>header</text:p>
          </table:table-cell>
          <table:table-cell table:style-name="ID0EQAAE" office:value-type="string">
            <text:p>URL to the header image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EAAE" table:formula="oooc:=IF([.C16]=&quot;no&quot;;&quot;&quot;;&quot;@JsonKey(includeIfNull: false)&quot;)" office:value-type="string">
            <text:p/>
          </table:table-cell>
          <table:table-cell table:style-name="ID0ELPAC" table:formula="oooc:=CONCATENATE(IF([.C16]=&quot;no&quot;;&quot;final&quot;;&quot;     &quot;);&quot; &quot;;[.D16];&quot; &quot;;[.A16];&quot;;&quot;)" office:value-type="string">
            <text:p>final Uri header;</text:p>
          </table:table-cell>
          <table:table-cell table:style-name="ID0E6GAE" table:formula="oooc:=CONCATENATE([.F16];CHAR(10);IF([.G16]=&quot;&quot;;&quot;&quot;;CONCATENATE([.G16];CHAR(10)));[.H16])" office:value-type="string">
            <text:p>/// (required) URL to the header image
final Uri header;</text:p>
          </table:table-cell>
          <table:table-cell table:style-name="ID0EEAAE"/>
          <table:table-cell table:style-name="ID0EEAAE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KYAI">
          <table:table-cell table:style-name="ID0EQAAE" office:value-type="string">
            <text:p>header_static</text:p>
          </table:table-cell>
          <table:table-cell table:style-name="ID0EQAAE" office:value-type="string">
            <text:p>URL to the header static image (gif)</text:p>
          </table:table-cell>
          <table:table-cell table:style-name="ID0EQ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EAAE" table:formula="oooc:=IF([.C17]=&quot;no&quot;;&quot;&quot;;&quot;@JsonKey(includeIfNull: false)&quot;)" office:value-type="string">
            <text:p/>
          </table:table-cell>
          <table:table-cell table:style-name="ID0ELPAC" table:formula="oooc:=CONCATENATE(IF([.C17]=&quot;no&quot;;&quot;final&quot;;&quot;     &quot;);&quot; &quot;;[.D17];&quot; &quot;;[.A17];&quot;;&quot;)" office:value-type="string">
            <text:p>final Uri header_static;</text:p>
          </table:table-cell>
          <table:table-cell table:style-name="ID0EMHAE" table:formula="oooc:=CONCATENATE([.F17];CHAR(10);IF([.G17]=&quot;&quot;;&quot;&quot;;CONCATENATE([.G17];CHAR(10)));[.H17])" office:value-type="string">
            <text:p>/// (required) URL to the header static image (gif)
final Uri header_static;</text:p>
          </table:table-cell>
          <table:table-cell table:style-name="ID0EEAAE"/>
          <table:table-cell table:style-name="ID0EEAAE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T1AI">
          <table:table-cell table:style-name="ID0EQAAE" office:value-type="string">
            <text:p>moved</text:p>
          </table:table-cell>
          <table:table-cell table:style-name="ID0EQAAE" office:value-type="string">
            <text:p>If the owner decided to switch accounts, new account is in this attribute</text:p>
          </table:table-cell>
          <table:table-cell table:style-name="ID0EQAAE" office:value-type="string">
            <text:p>yes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EAAE" table:formula="oooc:=IF([.C1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8]=&quot;no&quot;;&quot;final&quot;;&quot;     &quot;);&quot; &quot;;[.D18];&quot; &quot;;[.A18];&quot;;&quot;)" office:value-type="string">
            <text:p>      String moved;</text:p>
          </table:table-cell>
          <table:table-cell table:style-name="ID0EZHAE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;</text:p>
          </table:table-cell>
          <table:table-cell table:style-name="ID0EEAAE"/>
          <table:table-cell table:style-name="ID0EEAAE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43A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EAAE" table:formula="oooc:=IF([.C1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GI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6A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EAAE" table:formula="oooc:=IF([.C2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TI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B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EAAE" table:formula="oooc:=IF([.C2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AJ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D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EAAE" table:formula="oooc:=IF([.C2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NJ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F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EAAE" table:formula="oooc:=IF([.C2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1J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H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EAAE" table:formula="oooc:=IF([.C2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HK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J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EAAE" table:formula="oooc:=IF([.C2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UK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LBI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EAAE" table:formula="oooc:=IF([.C2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BL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N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EAAE" table:formula="oooc:=IF([.C2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OL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P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EAAE" table:formula="oooc:=IF([.C2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2L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R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EAAE" table:formula="oooc:=IF([.C2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IM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S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EAAE" table:formula="oooc:=IF([.C3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VM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U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EAAE" table:formula="oooc:=IF([.C3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CN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W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EAAE" table:formula="oooc:=IF([.C3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PN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YB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EAAE" table:formula="oooc:=IF([.C3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3N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Status" table:style-name="ID0EYVGK">
        <table:table-column table:style-name="ID0EL2BI" table:default-cell-style-name="ID0EBPAC"/>
        <table:table-column table:style-name="ID0ER2BI" table:default-cell-style-name="ID0EBPAC"/>
        <table:table-column table:style-name="ID0EX2BI" table:default-cell-style-name="ID0EBPAC"/>
        <table:table-column table:style-name="ID0E42BI" table:number-columns-repeated="2" table:default-cell-style-name="ID0EBPAC"/>
        <table:table-column table:style-name="ID0ED3BI" table:number-columns-repeated="4" table:default-cell-style-name="ID0EBPAC"/>
        <table:table-column table:style-name="ID0EJ3BI" table:number-columns-repeated="247" table:default-cell-style-name="ID0EBPAC"/>
        <table:table-row xmlns:xdr="http://schemas.openxmlformats.org/drawingml/2006/spreadsheetDrawing" table:style-name="ID0EQ3BI">
          <table:table-cell table:style-name="ID0EEAAE" office:value-type="string">
            <text:p>class name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field definitions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I5BI">
          <table:table-cell table:style-name="ID0EEAAE" office:value-type="string">
            <text:p>Status</text:p>
          </table:table-cell>
          <table:table-cell table:style-name="ID0EEAAE"/>
          <table:table-cell table:style-name="ID0EEAAE"/>
          <table:table-cell table:style-name="ID0EEAAE" office:value-type="string">
            <text:p>type</text:p>
          </table:table-cell>
          <table:table-cell table:style-name="ID0EEAAE"/>
          <table:table-cell table:style-name="ID0EEAAE" office:value-type="string">
            <text:p>comment part</text:p>
          </table:table-cell>
          <table:table-cell table:style-name="ID0EEAAE" office:value-type="string">
            <text:p>json annotation</text:p>
          </table:table-cell>
          <table:table-cell table:style-name="ID0EEAAE" office:value-type="string">
            <text:p>variable part</text:p>
          </table:table-cell>
          <table:table-cell table:style-name="ID0EKBAE" office:value-type="string">
            <text:p>COMBINED</text:p>
          </table:table-cell>
          <table:table-cell table:style-name="ID0EEAAE"/>
          <table:table-cell table:style-name="ID0EEAAE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JACI">
          <table:table-cell table:style-name="ID0E4AAE" office:value-type="string">
            <text:p>id</text:p>
          </table:table-cell>
          <table:table-cell table:style-name="ID0E4AAE" office:value-type="string">
            <text:p>The ID of the status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EAAE" table:formula="oooc:=IF([.C3]=&quot;no&quot;;&quot;&quot;;&quot;@JsonKey(includeIfNull: false)&quot;)" office:value-type="string">
            <text:p/>
          </table:table-cell>
          <table:table-cell table:style-name="ID0ELPAC" table:formula="oooc:=CONCATENATE(IF([.C3]=&quot;no&quot;;&quot;final&quot;;&quot;     &quot;);&quot; &quot;;[.D3];&quot; &quot;;[.A3];&quot;;&quot;)" office:value-type="string">
            <text:p>final String id;</text:p>
          </table:table-cell>
          <table:table-cell table:style-name="ID0EJOAE" table:formula="oooc:=CONCATENATE([.F3];CHAR(10);IF([.G3]=&quot;&quot;;&quot;&quot;;CONCATENATE([.G3];CHAR(10)));[.H3])" office:value-type="string">
            <text:p>/// (required) The ID of the status
final String id;</text:p>
          </table:table-cell>
          <table:table-cell table:style-name="ID0EEAAE"/>
          <table:table-cell table:style-name="ID0EEAAE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SCCI">
          <table:table-cell table:style-name="ID0E4AAE" office:value-type="string">
            <text:p>uri</text:p>
          </table:table-cell>
          <table:table-cell table:style-name="ID0E4AAE" office:value-type="string">
            <text:p>A Fediverse-unique resource ID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EAAE" table:formula="oooc:=IF([.C4]=&quot;no&quot;;&quot;&quot;;&quot;@JsonKey(includeIfNull: false)&quot;)" office:value-type="string">
            <text:p/>
          </table:table-cell>
          <table:table-cell table:style-name="ID0ELPAC" table:formula="oooc:=CONCATENATE(IF([.C4]=&quot;no&quot;;&quot;final&quot;;&quot;     &quot;);&quot; &quot;;[.D4];&quot; &quot;;[.A4];&quot;;&quot;)" office:value-type="string">
            <text:p>final Uri uri;</text:p>
          </table:table-cell>
          <table:table-cell table:style-name="ID0EWOAE" table:formula="oooc:=CONCATENATE([.F4];CHAR(10);IF([.G4]=&quot;&quot;;&quot;&quot;;CONCATENATE([.G4];CHAR(10)));[.H4])" office:value-type="string">
            <text:p>/// (required) A Fediverse-unique resource ID
final Uri uri;</text:p>
          </table:table-cell>
          <table:table-cell table:style-name="ID0EEAAE"/>
          <table:table-cell table:style-name="ID0EEAAE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2ECI">
          <table:table-cell table:style-name="ID0E4AAE" office:value-type="string">
            <text:p>url</text:p>
          </table:table-cell>
          <table:table-cell table:style-name="ID0E4AAE" office:value-type="string">
            <text:p>URL to the status page (can be remote)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EAAE" table:formula="oooc:=IF([.C5]=&quot;no&quot;;&quot;&quot;;&quot;@JsonKey(includeIfNull: false)&quot;)" office:value-type="string">
            <text:p/>
          </table:table-cell>
          <table:table-cell table:style-name="ID0EL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DPAE" table:formula="oooc:=CONCATENATE([.F5];CHAR(10);IF([.G5]=&quot;&quot;;&quot;&quot;;CONCATENATE([.G5];CHAR(10)));[.H5])" office:value-type="string">
            <text:p>/// (required) URL to the status page (can be remote)
final Uri url;</text:p>
          </table:table-cell>
          <table:table-cell table:style-name="ID0EEAAE"/>
          <table:table-cell table:style-name="ID0EEAAE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EHCI">
          <table:table-cell table:style-name="ID0E4AAE" office:value-type="string">
            <text:p>account</text:p>
          </table:table-cell>
          <table:table-cell table:style-name="ID0E4AAE" office:value-type="string">
            <text:p><text:span text:style-name="ID0E1BBG">The </text:span><text:span text:style-name="ID0EECBG">Account</text:span><text:span text:style-name="ID0ENCBG"> which posted the status</text:span>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Account</text:p>
          </table:table-cell>
          <table:table-cell table:style-name="ID0E4AAE"/>
          <table:table-cell table:style-name="ID0EEAAE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EAAE" table:formula="oooc:=IF([.C6]=&quot;no&quot;;&quot;&quot;;&quot;@JsonKey(includeIfNull: false)&quot;)" office:value-type="string">
            <text:p/>
          </table:table-cell>
          <table:table-cell table:style-name="ID0ELPAC" table:formula="oooc:=CONCATENATE(IF([.C6]=&quot;no&quot;;&quot;final&quot;;&quot;     &quot;);&quot; &quot;;[.D6];&quot; &quot;;[.A6];&quot;;&quot;)" office:value-type="string">
            <text:p>final Account account;</text:p>
          </table:table-cell>
          <table:table-cell table:style-name="ID0EQPAE" table:formula="oooc:=CONCATENATE([.F6];CHAR(10);IF([.G6]=&quot;&quot;;&quot;&quot;;CONCATENATE([.G6];CHAR(10)));[.H6])" office:value-type="string">
            <text:p>/// (required) The Account which posted the status
final Account account;</text:p>
          </table:table-cell>
          <table:table-cell table:style-name="ID0EEAAE"/>
          <table:table-cell table:style-name="ID0EEAAE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NJCI">
          <table:table-cell table:style-name="ID0E4AAE" office:value-type="string">
            <text:p>in_reply_to_id</text:p>
          </table:table-cell>
          <table:table-cell table:style-name="ID0E4AAE" office:value-type="string">
            <text:p>null or the ID of the status it replies to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EAAE" table:formula="oooc:=IF([.C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7]=&quot;no&quot;;&quot;final&quot;;&quot;     &quot;);&quot; &quot;;[.D7];&quot; &quot;;[.A7];&quot;;&quot;)" office:value-type="string">
            <text:p>      String in_reply_to_id;</text:p>
          </table:table-cell>
          <table:table-cell table:style-name="ID0E4P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;</text:p>
          </table:table-cell>
          <table:table-cell table:style-name="ID0EEAAE"/>
          <table:table-cell table:style-name="ID0EEAAE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XLCI">
          <table:table-cell table:style-name="ID0E4AAE" office:value-type="string">
            <text:p>in_reply_to_account_id</text:p>
          </table:table-cell>
          <table:table-cell table:style-name="ID0E4AAE" office:value-type="string">
            <text:p>null or the ID of the account it replies to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EAAE" table:formula="oooc:=IF([.C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8]=&quot;no&quot;;&quot;final&quot;;&quot;     &quot;);&quot; &quot;;[.D8];&quot; &quot;;[.A8];&quot;;&quot;)" office:value-type="string">
            <text:p>      String in_reply_to_account_id;</text:p>
          </table:table-cell>
          <table:table-cell table:style-name="ID0EKQ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;</text:p>
          </table:table-cell>
          <table:table-cell table:style-name="ID0EEAAE"/>
          <table:table-cell table:style-name="ID0EEAAE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BOCI">
          <table:table-cell table:style-name="ID0E4AAE" office:value-type="string">
            <text:p>reblog</text:p>
          </table:table-cell>
          <table:table-cell table:style-name="ID0E4AAE" office:value-type="string">
            <text:p><text:span text:style-name="ID0EWEBG">null or the reblogged </text:span><text:span text:style-name="ID0EAFBG">Status</text:span>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Status</text:p>
          </table:table-cell>
          <table:table-cell table:style-name="ID0E4AAE"/>
          <table:table-cell table:style-name="ID0EEAAE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EAAE" table:formula="oooc:=IF([.C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9]=&quot;no&quot;;&quot;final&quot;;&quot;     &quot;);&quot; &quot;;[.D9];&quot; &quot;;[.A9];&quot;;&quot;)" office:value-type="string">
            <text:p>      Status reblog;</text:p>
          </table:table-cell>
          <table:table-cell table:style-name="ID0EXQAE" table:formula="oooc:=CONCATENATE([.F9];CHAR(10);IF([.G9]=&quot;&quot;;&quot;&quot;;CONCATENATE([.G9];CHAR(10)));[.H9])" office:value-type="string">
            <text:p>/// (optional) null or the reblogged Status
@JsonKey(includeIfNull: false)
      Status reblog;</text:p>
          </table:table-cell>
          <table:table-cell table:style-name="ID0EEAAE"/>
          <table:table-cell table:style-name="ID0EEAAE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LQCI">
          <table:table-cell table:style-name="ID0E4AAE" office:value-type="string">
            <text:p>content</text:p>
          </table:table-cell>
          <table:table-cell table:style-name="ID0E4AAE" office:value-type="string">
            <text:p>Body of the status; this will contain HTML (remote HTML already sanitized)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Document</text:p>
          </table:table-cell>
          <table:table-cell table:style-name="ID0E4AAE" office:value-type="string">
            <text:p>* external lib</text:p>
          </table:table-cell>
          <table:table-cell table:style-name="ID0EEAAE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EAAE" table:formula="oooc:=IF([.C10]=&quot;no&quot;;&quot;&quot;;&quot;@JsonKey(includeIfNull: false)&quot;)" office:value-type="string">
            <text:p/>
          </table:table-cell>
          <table:table-cell table:style-name="ID0ELPAC" table:formula="oooc:=CONCATENATE(IF([.C10]=&quot;no&quot;;&quot;final&quot;;&quot;     &quot;);&quot; &quot;;[.D10];&quot; &quot;;[.A10];&quot;;&quot;)" office:value-type="string">
            <text:p>final Document content;</text:p>
          </table:table-cell>
          <table:table-cell table:style-name="ID0EER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;</text:p>
          </table:table-cell>
          <table:table-cell table:style-name="ID0EEAAE"/>
          <table:table-cell table:style-name="ID0EEAAE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WSCI">
          <table:table-cell table:style-name="ID0E4AAE" office:value-type="string">
            <text:p>created_at</text:p>
          </table:table-cell>
          <table:table-cell table:style-name="ID0E4AAE" office:value-type="string">
            <text:p>The time the status was created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DateTime</text:p>
          </table:table-cell>
          <table:table-cell table:style-name="ID0E4AAE"/>
          <table:table-cell table:style-name="ID0EEAAE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EAAE" table:formula="oooc:=IF([.C11]=&quot;no&quot;;&quot;&quot;;&quot;@JsonKey(includeIfNull: false)&quot;)" office:value-type="string">
            <text:p/>
          </table:table-cell>
          <table:table-cell table:style-name="ID0ELPAC" table:formula="oooc:=CONCATENATE(IF([.C11]=&quot;no&quot;;&quot;final&quot;;&quot;     &quot;);&quot; &quot;;[.D11];&quot; &quot;;[.A11];&quot;;&quot;)" office:value-type="string">
            <text:p>final DateTime created_at;</text:p>
          </table:table-cell>
          <table:table-cell table:style-name="ID0ERRAE" table:formula="oooc:=CONCATENATE([.F11];CHAR(10);IF([.G11]=&quot;&quot;;&quot;&quot;;CONCATENATE([.G11];CHAR(10)));[.H11])" office:value-type="string">
            <text:p>/// (required) The time the status was created
final DateTime created_at;</text:p>
          </table:table-cell>
          <table:table-cell table:style-name="ID0EEAAE"/>
          <table:table-cell table:style-name="ID0EEAAE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6UCI">
          <table:table-cell table:style-name="ID0E4AAE" office:value-type="string">
            <text:p>emojis</text:p>
          </table:table-cell>
          <table:table-cell table:style-name="ID0E4AAE" office:value-type="string">
            <text:p><text:span text:style-name="ID0E4SAG">An array of </text:span><text:span text:style-name="ID0EHTAG">Emoji</text:span>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Emoji</text:p>
          </table:table-cell>
          <table:table-cell table:style-name="ID0E4AAE"/>
          <table:table-cell table:style-name="ID0EEAAE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EAAE" table:formula="oooc:=IF([.C12]=&quot;no&quot;;&quot;&quot;;&quot;@JsonKey(includeIfNull: false)&quot;)" office:value-type="string">
            <text:p/>
          </table:table-cell>
          <table:table-cell table:style-name="ID0ELPAC" table:formula="oooc:=CONCATENATE(IF([.C12]=&quot;no&quot;;&quot;final&quot;;&quot;     &quot;);&quot; &quot;;[.D12];&quot; &quot;;[.A12];&quot;;&quot;)" office:value-type="string">
            <text:p>final Emoji emojis;</text:p>
          </table:table-cell>
          <table:table-cell table:style-name="ID0E5RAE" table:formula="oooc:=CONCATENATE([.F12];CHAR(10);IF([.G12]=&quot;&quot;;&quot;&quot;;CONCATENATE([.G12];CHAR(10)));[.H12])" office:value-type="string">
            <text:p>/// (required) An array of Emoji
final Emoji emojis;</text:p>
          </table:table-cell>
          <table:table-cell table:style-name="ID0EEAAE"/>
          <table:table-cell table:style-name="ID0EEAAE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IXCI">
          <table:table-cell table:style-name="ID0E4AAE" office:value-type="string">
            <text:p>reblogs_count</text:p>
          </table:table-cell>
          <table:table-cell table:style-name="ID0E4AAE" office:value-type="string">
            <text:p>The number of reblogs for the status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int</text:p>
          </table:table-cell>
          <table:table-cell table:style-name="ID0E4AAE"/>
          <table:table-cell table:style-name="ID0EEAAE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EAAE" table:formula="oooc:=IF([.C13]=&quot;no&quot;;&quot;&quot;;&quot;@JsonKey(includeIfNull: false)&quot;)" office:value-type="string">
            <text:p/>
          </table:table-cell>
          <table:table-cell table:style-name="ID0ELPAC" table:formula="oooc:=CONCATENATE(IF([.C13]=&quot;no&quot;;&quot;final&quot;;&quot;     &quot;);&quot; &quot;;[.D13];&quot; &quot;;[.A13];&quot;;&quot;)" office:value-type="string">
            <text:p>final int reblogs_count;</text:p>
          </table:table-cell>
          <table:table-cell table:style-name="ID0ELSAE" table:formula="oooc:=CONCATENATE([.F13];CHAR(10);IF([.G13]=&quot;&quot;;&quot;&quot;;CONCATENATE([.G13];CHAR(10)));[.H13])" office:value-type="string">
            <text:p>/// (required) The number of reblogs for the status
final int reblogs_count;</text:p>
          </table:table-cell>
          <table:table-cell table:style-name="ID0EEAAE"/>
          <table:table-cell table:style-name="ID0EEAAE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RZCI">
          <table:table-cell table:style-name="ID0E4AAE" office:value-type="string">
            <text:p>favourites_count</text:p>
          </table:table-cell>
          <table:table-cell table:style-name="ID0E4AAE" office:value-type="string">
            <text:p>The number of favourites for the status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int</text:p>
          </table:table-cell>
          <table:table-cell table:style-name="ID0E4AAE"/>
          <table:table-cell table:style-name="ID0EEAAE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EAAE" table:formula="oooc:=IF([.C14]=&quot;no&quot;;&quot;&quot;;&quot;@JsonKey(includeIfNull: false)&quot;)" office:value-type="string">
            <text:p/>
          </table:table-cell>
          <table:table-cell table:style-name="ID0ELPAC" table:formula="oooc:=CONCATENATE(IF([.C14]=&quot;no&quot;;&quot;final&quot;;&quot;     &quot;);&quot; &quot;;[.D14];&quot; &quot;;[.A14];&quot;;&quot;)" office:value-type="string">
            <text:p>final int favourites_count;</text:p>
          </table:table-cell>
          <table:table-cell table:style-name="ID0EYSAE" table:formula="oooc:=CONCATENATE([.F14];CHAR(10);IF([.G14]=&quot;&quot;;&quot;&quot;;CONCATENATE([.G14];CHAR(10)));[.H14])" office:value-type="string">
            <text:p>/// (required) The number of favourites for the status
final int favourites_count;</text:p>
          </table:table-cell>
          <table:table-cell table:style-name="ID0EEAAE"/>
          <table:table-cell table:style-name="ID0EEAAE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12CI">
          <table:table-cell table:style-name="ID0E4AAE" office:value-type="string">
            <text:p>reblogged</text:p>
          </table:table-cell>
          <table:table-cell table:style-name="ID0E4AAE" office:value-type="string">
            <text:p>Whether the authenticated user has reblogged the status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EAAE" table:formula="oooc:=IF([.C1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5]=&quot;no&quot;;&quot;final&quot;;&quot;     &quot;);&quot; &quot;;[.D15];&quot; &quot;;[.A15];&quot;;&quot;)" office:value-type="string">
            <text:p>      bool reblogged;</text:p>
          </table:table-cell>
          <table:table-cell table:style-name="ID0EFT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;</text:p>
          </table:table-cell>
          <table:table-cell table:style-name="ID0EEAAE"/>
          <table:table-cell table:style-name="ID0EEAAE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E5CI">
          <table:table-cell table:style-name="ID0E4AAE" office:value-type="string">
            <text:p>favourited</text:p>
          </table:table-cell>
          <table:table-cell table:style-name="ID0E4AAE" office:value-type="string">
            <text:p>Whether the authenticated user has favourited the status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EAAE" table:formula="oooc:=IF([.C1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6]=&quot;no&quot;;&quot;final&quot;;&quot;     &quot;);&quot; &quot;;[.D16];&quot; &quot;;[.A16];&quot;;&quot;)" office:value-type="string">
            <text:p>      bool favourited;</text:p>
          </table:table-cell>
          <table:table-cell table:style-name="ID0EST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;</text:p>
          </table:table-cell>
          <table:table-cell table:style-name="ID0EEAAE"/>
          <table:table-cell table:style-name="ID0EEAAE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OADI">
          <table:table-cell table:style-name="ID0E4AAE" office:value-type="string">
            <text:p>muted</text:p>
          </table:table-cell>
          <table:table-cell table:style-name="ID0E4AAE" office:value-type="string">
            <text:p>Whether the authenticated user has muted the conversation this status from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EAAE" table:formula="oooc:=IF([.C1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7]=&quot;no&quot;;&quot;final&quot;;&quot;     &quot;);&quot; &quot;;[.D17];&quot; &quot;;[.A17];&quot;;&quot;)" office:value-type="string">
            <text:p>      bool muted;</text:p>
          </table:table-cell>
          <table:table-cell table:style-name="ID0E6T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;</text:p>
          </table:table-cell>
          <table:table-cell table:style-name="ID0EEAAE"/>
          <table:table-cell table:style-name="ID0EEAAE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YCDI">
          <table:table-cell table:style-name="ID0E4AAE" office:value-type="string">
            <text:p>sensitive</text:p>
          </table:table-cell>
          <table:table-cell table:style-name="ID0E4AAE" office:value-type="string">
            <text:p>Whether media attachments should be hidden by default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EAAE" table:formula="oooc:=IF([.C18]=&quot;no&quot;;&quot;&quot;;&quot;@JsonKey(includeIfNull: false)&quot;)" office:value-type="string">
            <text:p/>
          </table:table-cell>
          <table:table-cell table:style-name="ID0ELPAC" table:formula="oooc:=CONCATENATE(IF([.C18]=&quot;no&quot;;&quot;final&quot;;&quot;     &quot;);&quot; &quot;;[.D18];&quot; &quot;;[.A18];&quot;;&quot;)" office:value-type="string">
            <text:p>final bool sensitive;</text:p>
          </table:table-cell>
          <table:table-cell table:style-name="ID0EMUAE" table:formula="oooc:=CONCATENATE([.F18];CHAR(10);IF([.G18]=&quot;&quot;;&quot;&quot;;CONCATENATE([.G18];CHAR(10)));[.H18])" office:value-type="string">
            <text:p>/// (required) Whether media attachments should be hidden by default
final bool sensitive;</text:p>
          </table:table-cell>
          <table:table-cell table:style-name="ID0EEAAE"/>
          <table:table-cell table:style-name="ID0EEAAE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BFDI">
          <table:table-cell table:style-name="ID0E4AAE" office:value-type="string">
            <text:p>spoiler_text</text:p>
          </table:table-cell>
          <table:table-cell table:style-name="ID0E4AAE" office:value-type="string">
            <text:p>If not empty, warning text that should be displayed before the actual content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EAAE" table:formula="oooc:=IF([.C19]=&quot;no&quot;;&quot;&quot;;&quot;@JsonKey(includeIfNull: false)&quot;)" office:value-type="string">
            <text:p/>
          </table:table-cell>
          <table:table-cell table:style-name="ID0ELPAC" table:formula="oooc:=CONCATENATE(IF([.C19]=&quot;no&quot;;&quot;final&quot;;&quot;     &quot;);&quot; &quot;;[.D19];&quot; &quot;;[.A19];&quot;;&quot;)" office:value-type="string">
            <text:p>final String spoiler_text;</text:p>
          </table:table-cell>
          <table:table-cell table:style-name="ID0EZU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;</text:p>
          </table:table-cell>
          <table:table-cell table:style-name="ID0EEAAE"/>
          <table:table-cell table:style-name="ID0EEAAE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KHDI">
          <table:table-cell table:style-name="ID0E4AAE" office:value-type="string">
            <text:p>visibility</text:p>
          </table:table-cell>
          <table:table-cell table:style-name="ID0E4AAE" office:value-type="string">
            <text:p>One of: public, unlisted, private, direct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EAAE" table:formula="oooc:=IF([.C20]=&quot;no&quot;;&quot;&quot;;&quot;@JsonKey(includeIfNull: false)&quot;)" office:value-type="string">
            <text:p/>
          </table:table-cell>
          <table:table-cell table:style-name="ID0ELPAC" table:formula="oooc:=CONCATENATE(IF([.C20]=&quot;no&quot;;&quot;final&quot;;&quot;     &quot;);&quot; &quot;;[.D20];&quot; &quot;;[.A20];&quot;;&quot;)" office:value-type="string">
            <text:p>final String visibility;</text:p>
          </table:table-cell>
          <table:table-cell table:style-name="ID0EGVAE" table:formula="oooc:=CONCATENATE([.F20];CHAR(10);IF([.G20]=&quot;&quot;;&quot;&quot;;CONCATENATE([.G20];CHAR(10)));[.H20])" office:value-type="string">
            <text:p>/// (required) One of: public, unlisted, private, direct
final String visibility;</text:p>
          </table:table-cell>
          <table:table-cell table:style-name="ID0EEAAE"/>
          <table:table-cell table:style-name="ID0EEAAE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TJDI">
          <table:table-cell table:style-name="ID0E4AAE" office:value-type="string">
            <text:p>media_attachments</text:p>
          </table:table-cell>
          <table:table-cell table:style-name="ID0E4AAE" office:value-type="string">
            <text:p><text:span text:style-name="ID0EM6AG">An array of </text:span><text:span text:style-name="ID0EW6AG">Attachments</text:span>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Attachment</text:p>
          </table:table-cell>
          <table:table-cell table:style-name="ID0E4AAE"/>
          <table:table-cell table:style-name="ID0EEAAE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EAAE" table:formula="oooc:=IF([.C21]=&quot;no&quot;;&quot;&quot;;&quot;@JsonKey(includeIfNull: false)&quot;)" office:value-type="string">
            <text:p/>
          </table:table-cell>
          <table:table-cell table:style-name="ID0ELPAC" table:formula="oooc:=CONCATENATE(IF([.C21]=&quot;no&quot;;&quot;final&quot;;&quot;     &quot;);&quot; &quot;;[.D21];&quot; &quot;;[.A21];&quot;;&quot;)" office:value-type="string">
            <text:p>final Attachment media_attachments;</text:p>
          </table:table-cell>
          <table:table-cell table:style-name="ID0ETVAE" table:formula="oooc:=CONCATENATE([.F21];CHAR(10);IF([.G21]=&quot;&quot;;&quot;&quot;;CONCATENATE([.G21];CHAR(10)));[.H21])" office:value-type="string">
            <text:p>/// (required) An array of Attachments
final Attachment media_attachments;</text:p>
          </table:table-cell>
          <table:table-cell table:style-name="ID0EEAAE"/>
          <table:table-cell table:style-name="ID0EEAAE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3LDI">
          <table:table-cell table:style-name="ID0E4AAE" office:value-type="string">
            <text:p>mentions</text:p>
          </table:table-cell>
          <table:table-cell table:style-name="ID0E4AAE" office:value-type="string">
            <text:p><text:span text:style-name="ID0EX5AG">An array of </text:span><text:span text:style-name="ID0EB6AG">Mentions</text:span>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Mention</text:p>
          </table:table-cell>
          <table:table-cell table:style-name="ID0E4AAE"/>
          <table:table-cell table:style-name="ID0EEAAE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EAAE" table:formula="oooc:=IF([.C22]=&quot;no&quot;;&quot;&quot;;&quot;@JsonKey(includeIfNull: false)&quot;)" office:value-type="string">
            <text:p/>
          </table:table-cell>
          <table:table-cell table:style-name="ID0ELPAC" table:formula="oooc:=CONCATENATE(IF([.C22]=&quot;no&quot;;&quot;final&quot;;&quot;     &quot;);&quot; &quot;;[.D22];&quot; &quot;;[.A22];&quot;;&quot;)" office:value-type="string">
            <text:p>final Mention mentions;</text:p>
          </table:table-cell>
          <table:table-cell table:style-name="ID0EAWAE" table:formula="oooc:=CONCATENATE([.F22];CHAR(10);IF([.G22]=&quot;&quot;;&quot;&quot;;CONCATENATE([.G22];CHAR(10)));[.H22])" office:value-type="string">
            <text:p>/// (required) An array of Mentions
final Mention mentions;</text:p>
          </table:table-cell>
          <table:table-cell table:style-name="ID0EEAAE"/>
          <table:table-cell table:style-name="ID0EEAAE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FODI">
          <table:table-cell table:style-name="ID0E4AAE" office:value-type="string">
            <text:p>tags</text:p>
          </table:table-cell>
          <table:table-cell table:style-name="ID0E4AAE" office:value-type="string">
            <text:p><text:span text:style-name="ID0EVTAG">An array of </text:span><text:span text:style-name="ID0E6TAG">Tags</text:span></text:p>
          </table:table-cell>
          <table:table-cell table:style-name="ID0E4AAE" office:value-type="string">
            <text:p>no</text:p>
          </table:table-cell>
          <table:table-cell table:style-name="ID0E4AAE" office:value-type="string">
            <text:p>Tag</text:p>
          </table:table-cell>
          <table:table-cell table:style-name="ID0E4AAE"/>
          <table:table-cell table:style-name="ID0EEAAE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EAAE" table:formula="oooc:=IF([.C23]=&quot;no&quot;;&quot;&quot;;&quot;@JsonKey(includeIfNull: false)&quot;)" office:value-type="string">
            <text:p/>
          </table:table-cell>
          <table:table-cell table:style-name="ID0ELPAC" table:formula="oooc:=CONCATENATE(IF([.C23]=&quot;no&quot;;&quot;final&quot;;&quot;     &quot;);&quot; &quot;;[.D23];&quot; &quot;;[.A23];&quot;;&quot;)" office:value-type="string">
            <text:p>final Tag tags;</text:p>
          </table:table-cell>
          <table:table-cell table:style-name="ID0ENWAE" table:formula="oooc:=CONCATENATE([.F23];CHAR(10);IF([.G23]=&quot;&quot;;&quot;&quot;;CONCATENATE([.G23];CHAR(10)));[.H23])" office:value-type="string">
            <text:p>/// (required) An array of Tags
final Tag tags;</text:p>
          </table:table-cell>
          <table:table-cell table:style-name="ID0EEAAE"/>
          <table:table-cell table:style-name="ID0EEAAE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OQDI">
          <table:table-cell table:style-name="ID0E4AAE" office:value-type="string">
            <text:p>application</text:p>
          </table:table-cell>
          <table:table-cell table:style-name="ID0E4AAE" office:value-type="string">
            <text:p><text:span text:style-name="ID0ECSAG">Application</text:span><text:span text:style-name="ID0ELSAG"> from which the status was posted</text:span>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App</text:p>
          </table:table-cell>
          <table:table-cell table:style-name="ID0E4AAE"/>
          <table:table-cell table:style-name="ID0EEAAE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EAAE" table:formula="oooc:=IF([.C2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4]=&quot;no&quot;;&quot;final&quot;;&quot;     &quot;);&quot; &quot;;[.D24];&quot; &quot;;[.A24];&quot;;&quot;)" office:value-type="string">
            <text:p>      App application;</text:p>
          </table:table-cell>
          <table:table-cell table:style-name="ID0E1WAE" table:formula="oooc:=CONCATENATE([.F24];CHAR(10);IF([.G24]=&quot;&quot;;&quot;&quot;;CONCATENATE([.G24];CHAR(10)));[.H24])" office:value-type="string">
            <text:p>/// (optional) Application from which the status was posted
@JsonKey(includeIfNull: false)
      App application;</text:p>
          </table:table-cell>
          <table:table-cell table:style-name="ID0EEAAE"/>
          <table:table-cell table:style-name="ID0EEAAE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YSDI">
          <table:table-cell table:style-name="ID0E4AAE" office:value-type="string">
            <text:p>language</text:p>
          </table:table-cell>
          <table:table-cell table:style-name="ID0E4AAE" office:value-type="string">
            <text:p>The detected language for the status, if detected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EAAE" table:formula="oooc:=IF([.C2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5]=&quot;no&quot;;&quot;final&quot;;&quot;     &quot;);&quot; &quot;;[.D25];&quot; &quot;;[.A25];&quot;;&quot;)" office:value-type="string">
            <text:p>      String language;</text:p>
          </table:table-cell>
          <table:table-cell table:style-name="ID0EHX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;</text:p>
          </table:table-cell>
          <table:table-cell table:style-name="ID0EEAAE"/>
          <table:table-cell table:style-name="ID0EEAAE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CVDI">
          <table:table-cell table:style-name="ID0E4AAE" office:value-type="string">
            <text:p>pinned</text:p>
          </table:table-cell>
          <table:table-cell table:style-name="ID0E4AAE" office:value-type="string">
            <text:p>Whether this is the pinned status for the account that posted it</text:p>
          </table:table-cell>
          <table:table-cell table:style-name="ID0E4AAE" office:value-type="string">
            <text:p>yes</text:p>
          </table:table-cell>
          <table:table-cell table:style-name="ID0E4AAE" office:value-type="string">
            <text:p>bool</text:p>
          </table:table-cell>
          <table:table-cell table:style-name="ID0E4AAE"/>
          <table:table-cell table:style-name="ID0EEAAE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EAAE" table:formula="oooc:=IF([.C2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6]=&quot;no&quot;;&quot;final&quot;;&quot;     &quot;);&quot; &quot;;[.D26];&quot; &quot;;[.A26];&quot;;&quot;)" office:value-type="string">
            <text:p>      bool pinned;</text:p>
          </table:table-cell>
          <table:table-cell table:style-name="ID0EUX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;</text:p>
          </table:table-cell>
          <table:table-cell table:style-name="ID0EEAAE"/>
          <table:table-cell table:style-name="ID0EEAAE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MXD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EAAE" table:formula="oooc:=IF([.C2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BY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ZD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EAAE" table:formula="oooc:=IF([.C2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O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1D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EAAE" table:formula="oooc:=IF([.C2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2Y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3D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EAAE" table:formula="oooc:=IF([.C3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I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5DI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EAAE" table:formula="oooc:=IF([.C3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V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AA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EAAE" table:formula="oooc:=IF([.C3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C1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BA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EAAE" table:formula="oooc:=IF([.C3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P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Mention" table:style-name="ID0E4VGK">
        <table:table-column table:style-name="ID0EDFAK" table:default-cell-style-name="ID0EBPAC"/>
        <table:table-column table:style-name="ID0EJFAK" table:default-cell-style-name="ID0EBPAC"/>
        <table:table-column table:style-name="ID0EPFAK" table:default-cell-style-name="ID0EBPAC"/>
        <table:table-column table:style-name="ID0EVFAK" table:number-columns-repeated="2" table:default-cell-style-name="ID0EBPAC"/>
        <table:table-column table:style-name="ID0E2FAK" table:number-columns-repeated="4" table:default-cell-style-name="ID0EBPAC"/>
        <table:table-column table:style-name="ID0EBGAK" table:number-columns-repeated="247" table:default-cell-style-name="ID0EBPAC"/>
        <table:table-row xmlns:xdr="http://schemas.openxmlformats.org/drawingml/2006/spreadsheetDrawing" table:style-name="ID0EIGAK">
          <table:table-cell table:style-name="ID0EEAAE" office:value-type="string">
            <text:p>class name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field definitions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AIAK">
          <table:table-cell table:style-name="ID0EEAAE" office:value-type="string">
            <text:p>Mention</text:p>
          </table:table-cell>
          <table:table-cell table:style-name="ID0EEAAE"/>
          <table:table-cell table:style-name="ID0EEAAE"/>
          <table:table-cell table:style-name="ID0EEAAE" office:value-type="string">
            <text:p>type</text:p>
          </table:table-cell>
          <table:table-cell table:style-name="ID0EEAAE"/>
          <table:table-cell table:style-name="ID0EEAAE" office:value-type="string">
            <text:p>comment part</text:p>
          </table:table-cell>
          <table:table-cell table:style-name="ID0EEAAE" office:value-type="string">
            <text:p>json annotation</text:p>
          </table:table-cell>
          <table:table-cell table:style-name="ID0EEAAE" office:value-type="string">
            <text:p>variable part</text:p>
          </table:table-cell>
          <table:table-cell table:style-name="ID0EKBAE" office:value-type="string">
            <text:p>COMBINED</text:p>
          </table:table-cell>
          <table:table-cell table:style-name="ID0EEAAE"/>
          <table:table-cell table:style-name="ID0EEAAE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BKAK">
          <table:table-cell table:style-name="ID0E31AE" office:value-type="string">
            <text:p>url</text:p>
          </table:table-cell>
          <table:table-cell table:style-name="ID0E31AE" office:value-type="string">
            <text:p>URL of user's profile (can be remote)</text:p>
          </table:table-cell>
          <table:table-cell table:style-name="ID0E31AE" office:value-type="string">
            <text:p>no</text:p>
          </table:table-cell>
          <table:table-cell table:style-name="ID0E4AAE" office:value-type="string">
            <text:p>Uri</text:p>
          </table:table-cell>
          <table:table-cell table:style-name="ID0E4AAE"/>
          <table:table-cell table:style-name="ID0EEAAE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EAAE" table:formula="oooc:=IF([.C3]=&quot;no&quot;;&quot;&quot;;&quot;@JsonKey(includeIfNull: false)&quot;)" office:value-type="string">
            <text:p/>
          </table:table-cell>
          <table:table-cell table:style-name="ID0ELPAC" table:formula="oooc:=CONCATENATE(IF([.C3]=&quot;no&quot;;&quot;final&quot;;&quot;     &quot;);&quot; &quot;;[.D3];&quot; &quot;;[.A3];&quot;;&quot;)" office:value-type="string">
            <text:p>final Uri url;</text:p>
          </table:table-cell>
          <table:table-cell table:style-name="ID0EJOAE" table:formula="oooc:=CONCATENATE([.F3];CHAR(10);IF([.G3]=&quot;&quot;;&quot;&quot;;CONCATENATE([.G3];CHAR(10)));[.H3])" office:value-type="string">
            <text:p>/// (required) URL of user's profile (can be remote)
final Uri url;</text:p>
          </table:table-cell>
          <table:table-cell table:style-name="ID0EEAAE"/>
          <table:table-cell table:style-name="ID0EEAAE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KMAK">
          <table:table-cell table:style-name="ID0E31AE" office:value-type="string">
            <text:p>username</text:p>
          </table:table-cell>
          <table:table-cell table:style-name="ID0E31AE" office:value-type="string">
            <text:p>The username of the account</text:p>
          </table:table-cell>
          <table:table-cell table:style-name="ID0E31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EAAE" table:formula="oooc:=IF([.C4]=&quot;no&quot;;&quot;&quot;;&quot;@JsonKey(includeIfNull: false)&quot;)" office:value-type="string">
            <text:p/>
          </table:table-cell>
          <table:table-cell table:style-name="ID0ELPAC" table:formula="oooc:=CONCATENATE(IF([.C4]=&quot;no&quot;;&quot;final&quot;;&quot;     &quot;);&quot; &quot;;[.D4];&quot; &quot;;[.A4];&quot;;&quot;)" office:value-type="string">
            <text:p>final String username;</text:p>
          </table:table-cell>
          <table:table-cell table:style-name="ID0EWOAE" table:formula="oooc:=CONCATENATE([.F4];CHAR(10);IF([.G4]=&quot;&quot;;&quot;&quot;;CONCATENATE([.G4];CHAR(10)));[.H4])" office:value-type="string">
            <text:p>/// (required) The username of the account
final String username;</text:p>
          </table:table-cell>
          <table:table-cell table:style-name="ID0EEAAE"/>
          <table:table-cell table:style-name="ID0EEAAE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TOAK">
          <table:table-cell table:style-name="ID0E31AE" office:value-type="string">
            <text:p>acct</text:p>
          </table:table-cell>
          <table:table-cell table:style-name="ID0E31AE" office:value-type="string">
            <text:p>Equals</text:p>
          </table:table-cell>
          <table:table-cell table:style-name="ID0E31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EAAE" table:formula="oooc:=IF([.C5]=&quot;no&quot;;&quot;&quot;;&quot;@JsonKey(includeIfNull: false)&quot;)" office:value-type="string">
            <text:p/>
          </table:table-cell>
          <table:table-cell table:style-name="ID0ELPAC" table:formula="oooc:=CONCATENATE(IF([.C5]=&quot;no&quot;;&quot;final&quot;;&quot;     &quot;);&quot; &quot;;[.D5];&quot; &quot;;[.A5];&quot;;&quot;)" office:value-type="string">
            <text:p>final String acct;</text:p>
          </table:table-cell>
          <table:table-cell table:style-name="ID0EDPAE" table:formula="oooc:=CONCATENATE([.F5];CHAR(10);IF([.G5]=&quot;&quot;;&quot;&quot;;CONCATENATE([.G5];CHAR(10)));[.H5])" office:value-type="string">
            <text:p>/// (required) Equals
final String acct;</text:p>
          </table:table-cell>
          <table:table-cell table:style-name="ID0EEAAE"/>
          <table:table-cell table:style-name="ID0EEAAE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3QAK">
          <table:table-cell table:style-name="ID0E31AE" office:value-type="string">
            <text:p>id</text:p>
          </table:table-cell>
          <table:table-cell table:style-name="ID0E31AE" office:value-type="string">
            <text:p>Account ID</text:p>
          </table:table-cell>
          <table:table-cell table:style-name="ID0E31AE" office:value-type="string">
            <text:p>no</text:p>
          </table:table-cell>
          <table:table-cell table:style-name="ID0E4AAE" office:value-type="string">
            <text:p>String</text:p>
          </table:table-cell>
          <table:table-cell table:style-name="ID0E4AAE"/>
          <table:table-cell table:style-name="ID0EEAAE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EAAE" table:formula="oooc:=IF([.C6]=&quot;no&quot;;&quot;&quot;;&quot;@JsonKey(includeIfNull: false)&quot;)" office:value-type="string">
            <text:p/>
          </table:table-cell>
          <table:table-cell table:style-name="ID0ELPAC" table:formula="oooc:=CONCATENATE(IF([.C6]=&quot;no&quot;;&quot;final&quot;;&quot;     &quot;);&quot; &quot;;[.D6];&quot; &quot;;[.A6];&quot;;&quot;)" office:value-type="string">
            <text:p>final String id;</text:p>
          </table:table-cell>
          <table:table-cell table:style-name="ID0EQPAE" table:formula="oooc:=CONCATENATE([.F6];CHAR(10);IF([.G6]=&quot;&quot;;&quot;&quot;;CONCATENATE([.G6];CHAR(10)));[.H6])" office:value-type="string">
            <text:p>/// (required) Account ID
final String id;</text:p>
          </table:table-cell>
          <table:table-cell table:style-name="ID0EEAAE"/>
          <table:table-cell table:style-name="ID0EEAAE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FT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EAAE" table:formula="oooc:=IF([.C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4P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V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EAAE" table:formula="oooc:=IF([.C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KQ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X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EAAE" table:formula="oooc:=IF([.C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XQ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Z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 office:value-type="string">
            <text:p>* external lib</text:p>
          </table:table-cell>
          <table:table-cell table:style-name="ID0EEAAE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EAAE" table:formula="oooc:=IF([.C1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ER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2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EAAE" table:formula="oooc:=IF([.C1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RR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4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EAAE" table:formula="oooc:=IF([.C1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5R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6A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EAAE" table:formula="oooc:=IF([.C1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LS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B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EAAE" table:formula="oooc:=IF([.C1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YS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D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EAAE" table:formula="oooc:=IF([.C1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FT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G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EAAE" table:formula="oooc:=IF([.C1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ST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I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EAAE" table:formula="oooc:=IF([.C1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6T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K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EAAE" table:formula="oooc:=IF([.C1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MU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M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EAAE" table:formula="oooc:=IF([.C1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ZU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O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EAAE" table:formula="oooc:=IF([.C2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GV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Q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EAAE" table:formula="oooc:=IF([.C2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TV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S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EAAE" table:formula="oooc:=IF([.C2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AW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U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EAAE" table:formula="oooc:=IF([.C2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NW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W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EAAE" table:formula="oooc:=IF([.C2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1W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Y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EAAE" table:formula="oooc:=IF([.C2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HX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2BK"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4AAE"/>
          <table:table-cell table:style-name="ID0EEAAE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EAAE" table:formula="oooc:=IF([.C2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UX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EAAE"/>
          <table:table-cell table:style-name="ID0EEAAE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4B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EAAE" table:formula="oooc:=IF([.C2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BY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25B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EAAE" table:formula="oooc:=IF([.C2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OY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TAC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EAAE" table:formula="oooc:=IF([.C2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2Y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LCC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EAAE" table:formula="oooc:=IF([.C3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IZ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DEC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EAAE" table:formula="oooc:=IF([.C3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VZ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2FC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EAAE" table:formula="oooc:=IF([.C3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C1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THCK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EAAE" table:formula="oooc:=IF([.C3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P1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</table:table>
      <table:table table:name="Emoji" table:style-name="ID0ECWGK">
        <table:table-column table:style-name="ID0EZKCK" table:default-cell-style-name="ID0EJ2AE"/>
        <table:table-column table:style-name="ID0EALCK" table:default-cell-style-name="ID0EJ2AE"/>
        <table:table-column table:style-name="ID0EHLCK" table:default-cell-style-name="ID0EJ2AE"/>
        <table:table-column table:style-name="ID0EOLCK" table:number-columns-repeated="2" table:default-cell-style-name="ID0EJ2AE"/>
        <table:table-column table:style-name="ID0EVLCK" table:number-columns-repeated="4" table:default-cell-style-name="ID0EJ2AE"/>
        <table:table-column table:style-name="ID0E3LCK" table:number-columns-repeated="247" table:default-cell-style-name="ID0EJ2AE"/>
        <table:table-column table:style-name="ID0EDMCK" table:number-columns-repeated="0" table:default-cell-style-name="ID0EJ2AE"/>
        <table:table-row xmlns:xdr="http://schemas.openxmlformats.org/drawingml/2006/spreadsheetDrawing" table:style-name="ID0EKMCK">
          <table:table-cell table:style-name="ID0ELPAC" office:value-type="string">
            <text:p>class name</text:p>
          </table:table-cell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office:value-type="string">
            <text:p>field definitions</text:p>
          </table:table-cell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COCK">
          <table:table-cell table:style-name="ID0ELPAC" office:value-type="string">
            <text:p>Emoji</text:p>
          </table:table-cell>
          <table:table-cell table:style-name="ID0ELPAC"/>
          <table:table-cell table:style-name="ID0ELPAC"/>
          <table:table-cell table:style-name="ID0ELPAC" office:value-type="string">
            <text:p>type</text:p>
          </table:table-cell>
          <table:table-cell table:style-name="ID0ELPAC"/>
          <table:table-cell table:style-name="ID0ELPAC" office:value-type="string">
            <text:p>comment part</text:p>
          </table:table-cell>
          <table:table-cell table:style-name="ID0ELPAC" office:value-type="string">
            <text:p>json annotation</text:p>
          </table:table-cell>
          <table:table-cell table:style-name="ID0ELPAC" office:value-type="string">
            <text:p>variable part</text:p>
          </table:table-cell>
          <table:table-cell table:style-name="ID0EKBAE" office:value-type="string">
            <text:p>COMBINED</text:p>
          </table:table-cell>
          <table:table-cell table:style-name="ID0ELPAC"/>
          <table:table-cell table:style-name="ID0ELPAC" table:formula="oooc:=CONCATENATE([.A2];&quot;({&quot;)" office:value-type="string">
            <text:p>Emoji({</text:p>
          </table:table-cell>
          <table:table-cell table:number-columns-repeated="245"/>
        </table:table-row>
        <table:table-row xmlns:xdr="http://schemas.openxmlformats.org/drawingml/2006/spreadsheetDrawing" table:style-name="ID0EDQCK">
          <table:table-cell office:value-type="string">
            <text:p>shortcode</text:p>
          </table:table-cell>
          <table:table-cell office:value-type="string">
            <text:p>The shortcode of the emoji</text:p>
          </table:table-cell>
          <table:table-cell office:value-type="string">
            <text:p>no</text:p>
          </table:table-cell>
          <table:table-cell table:style-name="ID0EQAAE" office:value-type="string">
            <text:p>String</text:p>
          </table:table-cell>
          <table:table-cell table:style-name="ID0EQAAE"/>
          <table:table-cell table:style-name="ID0ELPAC" table:formula="oooc:=CONCATENATE(&quot;/// &quot;;IF([.C3]=&quot;no&quot;;&quot;(required)&quot;;&quot;(optional)&quot;);&quot; &quot;;[.B3])" office:value-type="string">
            <text:p>/// (required) The shortcode of the emoji</text:p>
          </table:table-cell>
          <table:table-cell table:style-name="ID0ELPAC" table:formula="oooc:=IF([.C3]=&quot;no&quot;;&quot;&quot;;&quot;@JsonKey(includeIfNull: false)&quot;)" office:value-type="string">
            <text:p/>
          </table:table-cell>
          <table:table-cell table:style-name="ID0ELPAC" table:formula="oooc:=CONCATENATE(IF([.C3]=&quot;no&quot;;&quot;final&quot;;&quot;     &quot;);&quot; &quot;;[.D3];&quot; &quot;;[.A3];&quot;;&quot;)" office:value-type="string">
            <text:p>final String shortcode;</text:p>
          </table:table-cell>
          <table:table-cell table:style-name="ID0EWBAE" table:formula="oooc:=CONCATENATE([.F3];CHAR(10);IF([.G3]=&quot;&quot;;&quot;&quot;;CONCATENATE([.G3];CHAR(10)));[.H3])" office:value-type="string">
            <text:p>/// (required) The shortcode of the emoji
final String shortcode;</text:p>
          </table:table-cell>
          <table:table-cell table:style-name="ID0ELPAC"/>
          <table:table-cell table:style-name="ID0ELPAC" table:formula="oooc:=CONCATENATE(&quot;this.&quot;;[.A3];IF([.C3]=&quot;no&quot;;&quot;&quot;;&quot; = null&quot;);&quot;;&quot;)" office:value-type="string">
            <text:p>this.shortcode,</text:p>
          </table:table-cell>
          <table:table-cell table:number-columns-repeated="245"/>
        </table:table-row>
        <table:table-row xmlns:xdr="http://schemas.openxmlformats.org/drawingml/2006/spreadsheetDrawing" table:style-name="ID0EJSCK">
          <table:table-cell office:value-type="string">
            <text:p>static_url</text:p>
          </table:table-cell>
          <table:table-cell office:value-type="string">
            <text:p>URL to the emoji static image</text:p>
          </table:table-cell>
          <table:table-cell office:value-type="string">
            <text:p>no</text:p>
          </table:table-cell>
          <table:table-cell table:style-name="ID0EQAAE" office:value-type="string">
            <text:p>Uri</text:p>
          </table:table-cell>
          <table:table-cell table:style-name="ID0EQAAE"/>
          <table:table-cell table:style-name="ID0ELPAC" table:formula="oooc:=CONCATENATE(&quot;/// &quot;;IF([.C4]=&quot;no&quot;;&quot;(required)&quot;;&quot;(optional)&quot;);&quot; &quot;;[.B4])" office:value-type="string">
            <text:p>/// (required) URL to the emoji static image</text:p>
          </table:table-cell>
          <table:table-cell table:style-name="ID0ELPAC" table:formula="oooc:=IF([.C4]=&quot;no&quot;;&quot;&quot;;&quot;@JsonKey(includeIfNull: false)&quot;)" office:value-type="string">
            <text:p/>
          </table:table-cell>
          <table:table-cell table:style-name="ID0ELPAC" table:formula="oooc:=CONCATENATE(IF([.C4]=&quot;no&quot;;&quot;final&quot;;&quot;     &quot;);&quot; &quot;;[.D4];&quot; &quot;;[.A4];&quot;;&quot;)" office:value-type="string">
            <text:p>final Uri static_url;</text:p>
          </table:table-cell>
          <table:table-cell table:style-name="ID0EWBAE" table:formula="oooc:=CONCATENATE([.F4];CHAR(10);IF([.G4]=&quot;&quot;;&quot;&quot;;CONCATENATE([.G4];CHAR(10)));[.H4])" office:value-type="string">
            <text:p>/// (required) URL to the emoji static image
final Uri static_url;</text:p>
          </table:table-cell>
          <table:table-cell table:style-name="ID0ELPAC"/>
          <table:table-cell table:style-name="ID0ELPAC" table:formula="oooc:=CONCATENATE(&quot;this.&quot;;[.A4];IF([.C4]=&quot;no&quot;;&quot;&quot;;&quot; = null&quot;);&quot;;&quot;)" office:value-type="string">
            <text:p>this.static_url,</text:p>
          </table:table-cell>
          <table:table-cell table:number-columns-repeated="245"/>
        </table:table-row>
        <table:table-row xmlns:xdr="http://schemas.openxmlformats.org/drawingml/2006/spreadsheetDrawing" table:style-name="ID0EPUCK">
          <table:table-cell office:value-type="string">
            <text:p>url</text:p>
          </table:table-cell>
          <table:table-cell office:value-type="string">
            <text:p>URL to the emoji image</text:p>
          </table:table-cell>
          <table:table-cell office:value-type="string">
            <text:p>no</text:p>
          </table:table-cell>
          <table:table-cell table:style-name="ID0EQAAE" office:value-type="string">
            <text:p>Uri</text:p>
          </table:table-cell>
          <table:table-cell table:style-name="ID0EQAAE"/>
          <table:table-cell table:style-name="ID0ELPAC" table:formula="oooc:=CONCATENATE(&quot;/// &quot;;IF([.C5]=&quot;no&quot;;&quot;(required)&quot;;&quot;(optional)&quot;);&quot; &quot;;[.B5])" office:value-type="string">
            <text:p>/// (required) URL to the emoji image</text:p>
          </table:table-cell>
          <table:table-cell table:style-name="ID0ELPAC" table:formula="oooc:=IF([.C5]=&quot;no&quot;;&quot;&quot;;&quot;@JsonKey(includeIfNull: false)&quot;)" office:value-type="string">
            <text:p/>
          </table:table-cell>
          <table:table-cell table:style-name="ID0ELPAC" table:formula="oooc:=CONCATENATE(IF([.C5]=&quot;no&quot;;&quot;final&quot;;&quot;     &quot;);&quot; &quot;;[.D5];&quot; &quot;;[.A5];&quot;;&quot;)" office:value-type="string">
            <text:p>final Uri url;</text:p>
          </table:table-cell>
          <table:table-cell table:style-name="ID0EWBAE" table:formula="oooc:=CONCATENATE([.F5];CHAR(10);IF([.G5]=&quot;&quot;;&quot;&quot;;CONCATENATE([.G5];CHAR(10)));[.H5])" office:value-type="string">
            <text:p>/// (required) URL to the emoji image
final Uri url;</text:p>
          </table:table-cell>
          <table:table-cell table:style-name="ID0ELPAC"/>
          <table:table-cell table:style-name="ID0ELP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VWCK">
          <table:table-cell table:style-name="ID0E31AE"/>
          <table:table-cell table:style-name="ID0E31AE"/>
          <table:table-cell table:style-name="ID0E31AE"/>
          <table:table-cell table:style-name="ID0EQAAE"/>
          <table:table-cell table:style-name="ID0EQAAE"/>
          <table:table-cell table:style-name="ID0EL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LPAC" table:formula="oooc:=IF([.C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W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YC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LPAC" table:formula="oooc:=IF([.C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W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1C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LPAC" table:formula="oooc:=IF([.C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W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3C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LPAC" table:formula="oooc:=IF([.C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W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6C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LPAC" table:formula="oooc:=IF([.C1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W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B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LPAC" table:formula="oooc:=IF([.C1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W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D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LPAC" table:formula="oooc:=IF([.C1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W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F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LPAC" table:formula="oooc:=IF([.C1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W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H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LPAC" table:formula="oooc:=IF([.C1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W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J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LPAC" table:formula="oooc:=IF([.C1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W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L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LPAC" table:formula="oooc:=IF([.C1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W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N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LPAC" table:formula="oooc:=IF([.C1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W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P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LPAC" table:formula="oooc:=IF([.C1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W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R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PAC" table:formula="oooc:=IF([.C1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W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T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PAC" table:formula="oooc:=IF([.C2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W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W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PAC" table:formula="oooc:=IF([.C2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W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Y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PAC" table:formula="oooc:=IF([.C2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W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1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PAC" table:formula="oooc:=IF([.C2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W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3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PAC" table:formula="oooc:=IF([.C2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W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5D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PAC" table:formula="oooc:=IF([.C2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W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AE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PAC" table:formula="oooc:=IF([.C2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W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C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PAC" table:formula="oooc:=IF([.C2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W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E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PAC" table:formula="oooc:=IF([.C2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W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G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PAC" table:formula="oooc:=IF([.C2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W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3H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PAC" table:formula="oooc:=IF([.C3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W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UJ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PAC" table:formula="oooc:=IF([.C3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W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ML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PAC" table:formula="oooc:=IF([.C3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W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ENE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PAC" table:formula="oooc:=IF([.C3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W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9" table:number-rows-repeated="65535">
          <table:table-cell table:number-columns-repeated="256"/>
        </table:table-row>
      </table:table>
      <table:table table:name="Tags" table:style-name="ID0EHWGK">
        <table:table-column table:style-name="ID0ELQEK" table:default-cell-style-name="ID0EJ2AE"/>
        <table:table-column table:style-name="ID0ESQEK" table:default-cell-style-name="ID0EJ2AE"/>
        <table:table-column table:style-name="ID0EZQEK" table:default-cell-style-name="ID0EJ2AE"/>
        <table:table-column table:style-name="ID0EAREK" table:number-columns-repeated="2" table:default-cell-style-name="ID0EJ2AE"/>
        <table:table-column table:style-name="ID0EHREK" table:number-columns-repeated="4" table:default-cell-style-name="ID0EJ2AE"/>
        <table:table-column table:style-name="ID0EOREK" table:number-columns-repeated="247" table:default-cell-style-name="ID0EJ2AE"/>
        <table:table-column table:style-name="ID0EVREK" table:number-columns-repeated="0" table:default-cell-style-name="ID0EJ2AE"/>
        <table:table-row xmlns:xdr="http://schemas.openxmlformats.org/drawingml/2006/spreadsheetDrawing" table:style-name="ID0E3REK">
          <table:table-cell table:style-name="ID0ELPAC" office:value-type="string">
            <text:p>class name</text:p>
          </table:table-cell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office:value-type="string">
            <text:p>field definitions</text:p>
          </table:table-cell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UTEK">
          <table:table-cell table:style-name="ID0ELPAC" office:value-type="string">
            <text:p>Tag</text:p>
          </table:table-cell>
          <table:table-cell table:style-name="ID0ELPAC"/>
          <table:table-cell table:style-name="ID0ELPAC"/>
          <table:table-cell table:style-name="ID0ELPAC" office:value-type="string">
            <text:p>type</text:p>
          </table:table-cell>
          <table:table-cell table:style-name="ID0ELPAC"/>
          <table:table-cell table:style-name="ID0ELPAC" office:value-type="string">
            <text:p>comment part</text:p>
          </table:table-cell>
          <table:table-cell table:style-name="ID0ELPAC" office:value-type="string">
            <text:p>json annotation</text:p>
          </table:table-cell>
          <table:table-cell table:style-name="ID0ELPAC" office:value-type="string">
            <text:p>variable part</text:p>
          </table:table-cell>
          <table:table-cell table:style-name="ID0EKBAE" office:value-type="string">
            <text:p>COMBINED</text:p>
          </table:table-cell>
          <table:table-cell table:style-name="ID0ELPAC"/>
          <table:table-cell table:style-name="ID0ELPAC" table:formula="oooc:=CONCATENATE([.A2];&quot;({&quot;)" office:value-type="string">
            <text:p>Tag({</text:p>
          </table:table-cell>
          <table:table-cell table:number-columns-repeated="245"/>
        </table:table-row>
        <table:table-row xmlns:xdr="http://schemas.openxmlformats.org/drawingml/2006/spreadsheetDrawing" table:style-name="ID0EVVEK">
          <table:table-cell office:value-type="string">
            <text:p>name</text:p>
          </table:table-cell>
          <table:table-cell office:value-type="string">
            <text:p>The hashtag, not including the preceding #</text:p>
          </table:table-cell>
          <table:table-cell office:value-type="string">
            <text:p>no</text:p>
          </table:table-cell>
          <table:table-cell office:value-type="string">
            <text:p>List&lt;String&gt;</text:p>
          </table:table-cell>
          <table:table-cell table:style-name="ID0EQAAE"/>
          <table:table-cell table:style-name="ID0ELPAC" table:formula="oooc:=CONCATENATE(&quot;/// &quot;;IF([.C3]=&quot;no&quot;;&quot;(required)&quot;;&quot;(optional)&quot;);&quot; &quot;;[.B3])" office:value-type="string">
            <text:p>/// (required) The hashtag, not including the preceding #</text:p>
          </table:table-cell>
          <table:table-cell table:style-name="ID0ELPAC" table:formula="oooc:=IF([.C3]=&quot;no&quot;;&quot;&quot;;&quot;@JsonKey(includeIfNull: false)&quot;)" office:value-type="string">
            <text:p/>
          </table:table-cell>
          <table:table-cell table:style-name="ID0ELPAC" table:formula="oooc:=CONCATENATE(IF([.C3]=&quot;no&quot;;&quot;final&quot;;&quot;     &quot;);&quot; &quot;;[.D3];&quot; &quot;;[.A3];&quot;;&quot;)" office:value-type="string">
            <text:p>final List&lt;String&gt; name;</text:p>
          </table:table-cell>
          <table:table-cell table:style-name="ID0EWBAE" table:formula="oooc:=CONCATENATE([.F3];CHAR(10);IF([.G3]=&quot;&quot;;&quot;&quot;;CONCATENATE([.G3];CHAR(10)));[.H3])" office:value-type="string">
            <text:p>/// (required) The hashtag, not including the preceding #
final List&lt;String&gt; name;</text:p>
          </table:table-cell>
          <table:table-cell table:style-name="ID0ELPAC"/>
          <table:table-cell table:style-name="ID0ELPAC" table:formula="oooc:=CONCATENATE(&quot;this.&quot;;[.A3];IF([.C3]=&quot;no&quot;;&quot;&quot;;&quot; = null&quot;);&quot;;&quot;)" office:value-type="string">
            <text:p>this.name,</text:p>
          </table:table-cell>
          <table:table-cell table:number-columns-repeated="245"/>
        </table:table-row>
        <table:table-row xmlns:xdr="http://schemas.openxmlformats.org/drawingml/2006/spreadsheetDrawing" table:style-name="ID0E1XEK">
          <table:table-cell office:value-type="string">
            <text:p>url</text:p>
          </table:table-cell>
          <table:table-cell office:value-type="string">
            <text:p>The URL of the hashtag</text:p>
          </table:table-cell>
          <table:table-cell office:value-type="string">
            <text:p>no</text:p>
          </table:table-cell>
          <table:table-cell office:value-type="string">
            <text:p>Uri</text:p>
          </table:table-cell>
          <table:table-cell table:style-name="ID0EQAAE"/>
          <table:table-cell table:style-name="ID0ELPAC" table:formula="oooc:=CONCATENATE(&quot;/// &quot;;IF([.C4]=&quot;no&quot;;&quot;(required)&quot;;&quot;(optional)&quot;);&quot; &quot;;[.B4])" office:value-type="string">
            <text:p>/// (required) The URL of the hashtag</text:p>
          </table:table-cell>
          <table:table-cell table:style-name="ID0ELPAC" table:formula="oooc:=IF([.C4]=&quot;no&quot;;&quot;&quot;;&quot;@JsonKey(includeIfNull: false)&quot;)" office:value-type="string">
            <text:p/>
          </table:table-cell>
          <table:table-cell table:style-name="ID0ELPAC" table:formula="oooc:=CONCATENATE(IF([.C4]=&quot;no&quot;;&quot;final&quot;;&quot;     &quot;);&quot; &quot;;[.D4];&quot; &quot;;[.A4];&quot;;&quot;)" office:value-type="string">
            <text:p>final Uri url;</text:p>
          </table:table-cell>
          <table:table-cell table:style-name="ID0EWBAE" table:formula="oooc:=CONCATENATE([.F4];CHAR(10);IF([.G4]=&quot;&quot;;&quot;&quot;;CONCATENATE([.G4];CHAR(10)));[.H4])" office:value-type="string">
            <text:p>/// (required) The URL of the hashtag
final Uri url;</text:p>
          </table:table-cell>
          <table:table-cell table:style-name="ID0ELPAC"/>
          <table:table-cell table:style-name="ID0ELPAC" table:formula="oooc:=CONCATENATE(&quot;this.&quot;;[.A4];IF([.C4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6ZEK">
          <table:table-cell table:number-columns-repeated="3"/>
          <table:table-cell table:style-name="ID0EQAAE"/>
          <table:table-cell table:style-name="ID0EQAAE"/>
          <table:table-cell table:style-name="ID0ELPAC" table:formula="oooc:=CONCATENATE(&quot;/// &quot;;IF([.C5]=&quot;no&quot;;&quot;(required)&quot;;&quot;(optional)&quot;);&quot; &quot;;[.B5])" office:value-type="string">
            <text:p>/// (optional) </text:p>
          </table:table-cell>
          <table:table-cell table:style-name="ID0ELPAC" table:formula="oooc:=IF([.C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5]=&quot;no&quot;;&quot;final&quot;;&quot;     &quot;);&quot; &quot;;[.D5];&quot; &quot;;[.A5];&quot;;&quot;)" office:value-type="string">
            <text:p>       ;</text:p>
          </table:table-cell>
          <table:table-cell table:style-name="ID0EWBAE" table:formula="oooc:=CONCATENATE([.F5];CHAR(10);IF([.G5]=&quot;&quot;;&quot;&quot;;CONCATENATE([.G5];CHAR(10)));[.H5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5];IF([.C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2EK">
          <table:table-cell table:style-name="ID0E31AE"/>
          <table:table-cell table:style-name="ID0E31AE"/>
          <table:table-cell table:style-name="ID0E31AE"/>
          <table:table-cell table:style-name="ID0EQAAE"/>
          <table:table-cell table:style-name="ID0EQAAE"/>
          <table:table-cell table:style-name="ID0ELPAC" table:formula="oooc:=CONCATENATE(&quot;/// &quot;;IF([.C6]=&quot;no&quot;;&quot;(required)&quot;;&quot;(optional)&quot;);&quot; &quot;;[.B6])" office:value-type="string">
            <text:p>/// (optional) </text:p>
          </table:table-cell>
          <table:table-cell table:style-name="ID0ELPAC" table:formula="oooc:=IF([.C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6]=&quot;no&quot;;&quot;final&quot;;&quot;     &quot;);&quot; &quot;;[.D6];&quot; &quot;;[.A6];&quot;;&quot;)" office:value-type="string">
            <text:p>       ;</text:p>
          </table:table-cell>
          <table:table-cell table:style-name="ID0EWBAE" table:formula="oooc:=CONCATENATE([.F6];CHAR(10);IF([.G6]=&quot;&quot;;&quot;&quot;;CONCATENATE([.G6];CHAR(10)));[.H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6];IF([.C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4E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LPAC" table:formula="oooc:=IF([.C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7]=&quot;no&quot;;&quot;final&quot;;&quot;     &quot;);&quot; &quot;;[.D7];&quot; &quot;;[.A7];&quot;;&quot;)" office:value-type="string">
            <text:p>       ;</text:p>
          </table:table-cell>
          <table:table-cell table:style-name="ID0EWBAE" table:formula="oooc:=CONCATENATE([.F7];CHAR(10);IF([.G7]=&quot;&quot;;&quot;&quot;;CONCATENATE([.G7];CHAR(10)));[.H7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6E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LPAC" table:formula="oooc:=IF([.C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8]=&quot;no&quot;;&quot;final&quot;;&quot;     &quot;);&quot; &quot;;[.D8];&quot; &quot;;[.A8];&quot;;&quot;)" office:value-type="string">
            <text:p>       ;</text:p>
          </table:table-cell>
          <table:table-cell table:style-name="ID0EWBAE" table:formula="oooc:=CONCATENATE([.F8];CHAR(10);IF([.G8]=&quot;&quot;;&quot;&quot;;CONCATENATE([.G8];CHAR(10)));[.H8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B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LPAC" table:formula="oooc:=IF([.C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9]=&quot;no&quot;;&quot;final&quot;;&quot;     &quot;);&quot; &quot;;[.D9];&quot; &quot;;[.A9];&quot;;&quot;)" office:value-type="string">
            <text:p>       ;</text:p>
          </table:table-cell>
          <table:table-cell table:style-name="ID0EWBAE" table:formula="oooc:=CONCATENATE([.F9];CHAR(10);IF([.G9]=&quot;&quot;;&quot;&quot;;CONCATENATE([.G9];CHAR(10)));[.H9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E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LPAC" table:formula="oooc:=IF([.C1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0]=&quot;no&quot;;&quot;final&quot;;&quot;     &quot;);&quot; &quot;;[.D10];&quot; &quot;;[.A10];&quot;;&quot;)" office:value-type="string">
            <text:p>       ;</text:p>
          </table:table-cell>
          <table:table-cell table:style-name="ID0EWBAE" table:formula="oooc:=CONCATENATE([.F10];CHAR(10);IF([.G10]=&quot;&quot;;&quot;&quot;;CONCATENATE([.G10];CHAR(10)));[.H10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G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LPAC" table:formula="oooc:=IF([.C1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1]=&quot;no&quot;;&quot;final&quot;;&quot;     &quot;);&quot; &quot;;[.D11];&quot; &quot;;[.A11];&quot;;&quot;)" office:value-type="string">
            <text:p>       ;</text:p>
          </table:table-cell>
          <table:table-cell table:style-name="ID0EWBAE" table:formula="oooc:=CONCATENATE([.F11];CHAR(10);IF([.G11]=&quot;&quot;;&quot;&quot;;CONCATENATE([.G11];CHAR(10)));[.H11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I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LPAC" table:formula="oooc:=IF([.C1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2]=&quot;no&quot;;&quot;final&quot;;&quot;     &quot;);&quot; &quot;;[.D12];&quot; &quot;;[.A12];&quot;;&quot;)" office:value-type="string">
            <text:p>       ;</text:p>
          </table:table-cell>
          <table:table-cell table:style-name="ID0EWBAE" table:formula="oooc:=CONCATENATE([.F12];CHAR(10);IF([.G12]=&quot;&quot;;&quot;&quot;;CONCATENATE([.G12];CHAR(10)));[.H12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K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LPAC" table:formula="oooc:=IF([.C1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3]=&quot;no&quot;;&quot;final&quot;;&quot;     &quot;);&quot; &quot;;[.D13];&quot; &quot;;[.A13];&quot;;&quot;)" office:value-type="string">
            <text:p>       ;</text:p>
          </table:table-cell>
          <table:table-cell table:style-name="ID0EWBAE" table:formula="oooc:=CONCATENATE([.F13];CHAR(10);IF([.G13]=&quot;&quot;;&quot;&quot;;CONCATENATE([.G13];CHAR(10)));[.H13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M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LPAC" table:formula="oooc:=IF([.C1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4]=&quot;no&quot;;&quot;final&quot;;&quot;     &quot;);&quot; &quot;;[.D14];&quot; &quot;;[.A14];&quot;;&quot;)" office:value-type="string">
            <text:p>       ;</text:p>
          </table:table-cell>
          <table:table-cell table:style-name="ID0EWBAE" table:formula="oooc:=CONCATENATE([.F14];CHAR(10);IF([.G14]=&quot;&quot;;&quot;&quot;;CONCATENATE([.G14];CHAR(10)));[.H14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O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LPAC" table:formula="oooc:=IF([.C1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5]=&quot;no&quot;;&quot;final&quot;;&quot;     &quot;);&quot; &quot;;[.D15];&quot; &quot;;[.A15];&quot;;&quot;)" office:value-type="string">
            <text:p>       ;</text:p>
          </table:table-cell>
          <table:table-cell table:style-name="ID0EWBAE" table:formula="oooc:=CONCATENATE([.F15];CHAR(10);IF([.G15]=&quot;&quot;;&quot;&quot;;CONCATENATE([.G15];CHAR(10)));[.H15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Q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LPAC" table:formula="oooc:=IF([.C1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6]=&quot;no&quot;;&quot;final&quot;;&quot;     &quot;);&quot; &quot;;[.D16];&quot; &quot;;[.A16];&quot;;&quot;)" office:value-type="string">
            <text:p>       ;</text:p>
          </table:table-cell>
          <table:table-cell table:style-name="ID0EWBAE" table:formula="oooc:=CONCATENATE([.F16];CHAR(10);IF([.G16]=&quot;&quot;;&quot;&quot;;CONCATENATE([.G16];CHAR(10)));[.H1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S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LPAC" table:formula="oooc:=IF([.C1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7]=&quot;no&quot;;&quot;final&quot;;&quot;     &quot;);&quot; &quot;;[.D17];&quot; &quot;;[.A17];&quot;;&quot;)" office:value-type="string">
            <text:p>       ;</text:p>
          </table:table-cell>
          <table:table-cell table:style-name="ID0EWBAE" table:formula="oooc:=CONCATENATE([.F17];CHAR(10);IF([.G17]=&quot;&quot;;&quot;&quot;;CONCATENATE([.G17];CHAR(10)));[.H17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U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LPAC" table:formula="oooc:=IF([.C1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8]=&quot;no&quot;;&quot;final&quot;;&quot;     &quot;);&quot; &quot;;[.D18];&quot; &quot;;[.A18];&quot;;&quot;)" office:value-type="string">
            <text:p>       ;</text:p>
          </table:table-cell>
          <table:table-cell table:style-name="ID0EWBAE" table:formula="oooc:=CONCATENATE([.F18];CHAR(10);IF([.G18]=&quot;&quot;;&quot;&quot;;CONCATENATE([.G18];CHAR(10)));[.H18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W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LPAC" table:formula="oooc:=IF([.C1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19]=&quot;no&quot;;&quot;final&quot;;&quot;     &quot;);&quot; &quot;;[.D19];&quot; &quot;;[.A19];&quot;;&quot;)" office:value-type="string">
            <text:p>       ;</text:p>
          </table:table-cell>
          <table:table-cell table:style-name="ID0EWBAE" table:formula="oooc:=CONCATENATE([.F19];CHAR(10);IF([.G19]=&quot;&quot;;&quot;&quot;;CONCATENATE([.G19];CHAR(10)));[.H19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Z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LPAC" table:formula="oooc:=IF([.C2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0]=&quot;no&quot;;&quot;final&quot;;&quot;     &quot;);&quot; &quot;;[.D20];&quot; &quot;;[.A20];&quot;;&quot;)" office:value-type="string">
            <text:p>       ;</text:p>
          </table:table-cell>
          <table:table-cell table:style-name="ID0EWBAE" table:formula="oooc:=CONCATENATE([.F20];CHAR(10);IF([.G20]=&quot;&quot;;&quot;&quot;;CONCATENATE([.G20];CHAR(10)));[.H20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D2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LPAC" table:formula="oooc:=IF([.C2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1]=&quot;no&quot;;&quot;final&quot;;&quot;     &quot;);&quot; &quot;;[.D21];&quot; &quot;;[.A21];&quot;;&quot;)" office:value-type="string">
            <text:p>       ;</text:p>
          </table:table-cell>
          <table:table-cell table:style-name="ID0EWBAE" table:formula="oooc:=CONCATENATE([.F21];CHAR(10);IF([.G21]=&quot;&quot;;&quot;&quot;;CONCATENATE([.G21];CHAR(10)));[.H21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G4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LPAC" table:formula="oooc:=IF([.C2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2]=&quot;no&quot;;&quot;final&quot;;&quot;     &quot;);&quot; &quot;;[.D22];&quot; &quot;;[.A22];&quot;;&quot;)" office:value-type="string">
            <text:p>       ;</text:p>
          </table:table-cell>
          <table:table-cell table:style-name="ID0EWBAE" table:formula="oooc:=CONCATENATE([.F22];CHAR(10);IF([.G22]=&quot;&quot;;&quot;&quot;;CONCATENATE([.G22];CHAR(10)));[.H22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J6F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LPAC" table:formula="oooc:=IF([.C2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3]=&quot;no&quot;;&quot;final&quot;;&quot;     &quot;);&quot; &quot;;[.D23];&quot; &quot;;[.A23];&quot;;&quot;)" office:value-type="string">
            <text:p>       ;</text:p>
          </table:table-cell>
          <table:table-cell table:style-name="ID0EWBAE" table:formula="oooc:=CONCATENATE([.F23];CHAR(10);IF([.G23]=&quot;&quot;;&quot;&quot;;CONCATENATE([.G23];CHAR(10)));[.H23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MBG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LPAC" table:formula="oooc:=IF([.C24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4]=&quot;no&quot;;&quot;final&quot;;&quot;     &quot;);&quot; &quot;;[.D24];&quot; &quot;;[.A24];&quot;;&quot;)" office:value-type="string">
            <text:p>       ;</text:p>
          </table:table-cell>
          <table:table-cell table:style-name="ID0EWBAE" table:formula="oooc:=CONCATENATE([.F24];CHAR(10);IF([.G24]=&quot;&quot;;&quot;&quot;;CONCATENATE([.G24];CHAR(10)));[.H24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PDG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LPAC" table:formula="oooc:=IF([.C25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5]=&quot;no&quot;;&quot;final&quot;;&quot;     &quot;);&quot; &quot;;[.D25];&quot; &quot;;[.A25];&quot;;&quot;)" office:value-type="string">
            <text:p>       ;</text:p>
          </table:table-cell>
          <table:table-cell table:style-name="ID0EWBAE" table:formula="oooc:=CONCATENATE([.F25];CHAR(10);IF([.G25]=&quot;&quot;;&quot;&quot;;CONCATENATE([.G25];CHAR(10)));[.H25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SFGK"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QAAE"/>
          <table:table-cell table:style-name="ID0EL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LPAC" table:formula="oooc:=IF([.C26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6]=&quot;no&quot;;&quot;final&quot;;&quot;     &quot;);&quot; &quot;;[.D26];&quot; &quot;;[.A26];&quot;;&quot;)" office:value-type="string">
            <text:p>       ;</text:p>
          </table:table-cell>
          <table:table-cell table:style-name="ID0EWBAE" table:formula="oooc:=CONCATENATE([.F26];CHAR(10);IF([.G26]=&quot;&quot;;&quot;&quot;;CONCATENATE([.G26];CHAR(10)));[.H26])" office:value-type="string">
            <text:p>/// (optional) 
@JsonKey(includeIfNull: false)
       ;</text:p>
          </table:table-cell>
          <table:table-cell table:style-name="ID0ELPAC"/>
          <table:table-cell table:style-name="ID0EL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VH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LPAC" table:formula="oooc:=IF([.C27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7]=&quot;no&quot;;&quot;final&quot;;&quot;     &quot;);&quot; &quot;;[.D27];&quot; &quot;;[.A27];&quot;;&quot;)" office:value-type="string">
            <text:p>       ;</text:p>
          </table:table-cell>
          <table:table-cell table:style-name="ID0EWBAE" table:formula="oooc:=CONCATENATE([.F27];CHAR(10);IF([.G27]=&quot;&quot;;&quot;&quot;;CONCATENATE([.G27];CHAR(10)));[.H27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J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LPAC" table:formula="oooc:=IF([.C28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8]=&quot;no&quot;;&quot;final&quot;;&quot;     &quot;);&quot; &quot;;[.D28];&quot; &quot;;[.A28];&quot;;&quot;)" office:value-type="string">
            <text:p>       ;</text:p>
          </table:table-cell>
          <table:table-cell table:style-name="ID0EWBAE" table:formula="oooc:=CONCATENATE([.F28];CHAR(10);IF([.G28]=&quot;&quot;;&quot;&quot;;CONCATENATE([.G28];CHAR(10)));[.H28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L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LPAC" table:formula="oooc:=IF([.C29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29]=&quot;no&quot;;&quot;final&quot;;&quot;     &quot;);&quot; &quot;;[.D29];&quot; &quot;;[.A29];&quot;;&quot;)" office:value-type="string">
            <text:p>       ;</text:p>
          </table:table-cell>
          <table:table-cell table:style-name="ID0EWBAE" table:formula="oooc:=CONCATENATE([.F29];CHAR(10);IF([.G29]=&quot;&quot;;&quot;&quot;;CONCATENATE([.G29];CHAR(10)));[.H29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4M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LPAC" table:formula="oooc:=IF([.C30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0]=&quot;no&quot;;&quot;final&quot;;&quot;     &quot;);&quot; &quot;;[.D30];&quot; &quot;;[.A30];&quot;;&quot;)" office:value-type="string">
            <text:p>       ;</text:p>
          </table:table-cell>
          <table:table-cell table:style-name="ID0EWBAE" table:formula="oooc:=CONCATENATE([.F30];CHAR(10);IF([.G30]=&quot;&quot;;&quot;&quot;;CONCATENATE([.G30];CHAR(10)));[.H30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VO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LPAC" table:formula="oooc:=IF([.C31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1]=&quot;no&quot;;&quot;final&quot;;&quot;     &quot;);&quot; &quot;;[.D31];&quot; &quot;;[.A31];&quot;;&quot;)" office:value-type="string">
            <text:p>       ;</text:p>
          </table:table-cell>
          <table:table-cell table:style-name="ID0EWBAE" table:formula="oooc:=CONCATENATE([.F31];CHAR(10);IF([.G31]=&quot;&quot;;&quot;&quot;;CONCATENATE([.G31];CHAR(10)));[.H31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NQ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LPAC" table:formula="oooc:=IF([.C32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2]=&quot;no&quot;;&quot;final&quot;;&quot;     &quot;);&quot; &quot;;[.D32];&quot; &quot;;[.A32];&quot;;&quot;)" office:value-type="string">
            <text:p>       ;</text:p>
          </table:table-cell>
          <table:table-cell table:style-name="ID0EWBAE" table:formula="oooc:=CONCATENATE([.F32];CHAR(10);IF([.G32]=&quot;&quot;;&quot;&quot;;CONCATENATE([.G32];CHAR(10)));[.H32])" office:value-type="string">
            <text:p>/// (optional) 
@JsonKey(includeIfNull: false)
       ;</text:p>
          </table:table-cell>
          <table:table-cell table:number-columns-repeated="247"/>
        </table:table-row>
        <table:table-row xmlns:xdr="http://schemas.openxmlformats.org/drawingml/2006/spreadsheetDrawing" table:style-name="ID0EFSGK"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/>
          <table:table-cell table:style-name="ID0EL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LPAC" table:formula="oooc:=IF([.C33]=&quot;no&quot;;&quot;&quot;;&quot;@JsonKey(includeIfNull: false)&quot;)" office:value-type="string">
            <text:p>@JsonKey(includeIfNull: false)</text:p>
          </table:table-cell>
          <table:table-cell table:style-name="ID0ELPAC" table:formula="oooc:=CONCATENATE(IF([.C33]=&quot;no&quot;;&quot;final&quot;;&quot;     &quot;);&quot; &quot;;[.D33];&quot; &quot;;[.A33];&quot;;&quot;)" office:value-type="string">
            <text:p>       ;</text:p>
          </table:table-cell>
          <table:table-cell table:style-name="ID0EWBAE" table:formula="oooc:=CONCATENATE([.F33];CHAR(10);IF([.G33]=&quot;&quot;;&quot;&quot;;CONCATENATE([.G33];CHAR(10)));[.H33])" office:value-type="string">
            <text:p>/// (optional) 
@JsonKey(includeIfNull: false)
       ;</text:p>
          </table:table-cell>
          <table:table-cell table:number-columns-repeated="247"/>
        </table:table-row>
        <table:table-row table:style-name="ro10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XA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BBAG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VB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XG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HH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FQ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PQ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1.3cm" fo:margin-bottom="1.3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14T12:22:55.896</meta:creation-date>
    <dc:creator xmlns:dc="http://purl.org/dc/elements/1.1/">ccwpc</dc:creator>
    <dc:date xmlns:dc="http://purl.org/dc/elements/1.1/">2018-05-14T12:33:00.540</dc:date>
    <meta:editing-cycles>21</meta:editing-cycles>
    <meta:document-statistic/>
  </office:meta>
</office:document-meta>
</file>